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9.906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4" table:default-cell-style-name="ce2"/>
        <table:table-column table:style-name="co1" table:number-columns-repeated="20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4" table:number-columns-repeated="7"/>
          <table:table-cell table:style-name="ce5" table:number-columns-repeated="8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ing Greetings from the Lederhosen 5</text:p>
          </table:table-cell>
          <table:table-cell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ardust Memories</text:p>
          </table:table-cell>
          <table:table-cell office:value-type="string">
            <text:p>Wspomnienia z gwiezdnego pyłu</text:p>
          </table:table-cell>
          <table:table-cell office:value-type="float" office:value="1980">
            <text:p>1980</text:p>
          </table:table-cell>
          <table:table-cell office:value-type="string">
            <text:p>tt0081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og</text:p>
          </table:table-cell>
          <table:table-cell office:value-type="string">
            <text:p>Mgła</text:p>
          </table:table-cell>
          <table:table-cell office:value-type="float" office:value="1980">
            <text:p>1980</text:p>
          </table:table-cell>
          <table:table-cell office:value-type="string">
            <text:p>tt00807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rmanent Vacation</text:p>
          </table:table-cell>
          <table:table-cell office:value-type="string">
            <text:p>Nieustające wakacje</text:p>
          </table:table-cell>
          <table:table-cell office:value-type="float" office:value="1981">
            <text:p>1981</text:p>
          </table:table-cell>
          <table:table-cell office:value-type="string">
            <text:p>tt008448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men III: The Final Conflict</text:p>
          </table:table-cell>
          <table:table-cell office:value-type="string">
            <text:p>Omen III: Ostatnie starcie</text:p>
          </table:table-cell>
          <table:table-cell office:value-type="float" office:value="1981">
            <text:p>1981</text:p>
          </table:table-cell>
          <table:table-cell office:value-type="string">
            <text:p>tt00823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laufen, Kumpel</text:p>
          </table:table-cell>
          <table:table-cell office:value-type="string">
            <text:p>Puszczaj, stary</text:p>
          </table:table-cell>
          <table:table-cell office:value-type="float" office:value="1981">
            <text:p>1981</text:p>
          </table:table-cell>
          <table:table-cell office:value-type="string">
            <text:p>tt00826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wamp Thing</text:p>
          </table:table-cell>
          <table:table-cell office:value-type="string">
            <text:p>Potwór z bagien</text:p>
          </table:table-cell>
          <table:table-cell office:value-type="float" office:value="1982">
            <text:p>1982</text:p>
          </table:table-cell>
          <table:table-cell office:value-type="string">
            <text:p>tt0084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Midsummer Night's Sex Comedy</text:p>
          </table:table-cell>
          <table:table-cell office:value-type="string">
            <text:p>Seks nocy letniej</text:p>
          </table:table-cell>
          <table:table-cell office:value-type="float" office:value="1982">
            <text:p>1982</text:p>
          </table:table-cell>
          <table:table-cell office:value-type="string">
            <text:p>tt00843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eepshow</text:p>
          </table:table-cell>
          <table:table-cell office:value-type="float" office:value="1982">
            <text:p>1982</text:p>
          </table:table-cell>
          <table:table-cell office:value-type="string">
            <text:p>tt0083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II: The Possession</text:p>
          </table:table-cell>
          <table:table-cell office:value-type="string">
            <text:p>Amityville II: Opętanie</text:p>
          </table:table-cell>
          <table:table-cell office:value-type="float" office:value="1982">
            <text:p>1982</text:p>
          </table:table-cell>
          <table:table-cell office:value-type="string">
            <text:p>tt00835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6: Eine Mutter namens Waldemar</text:p>
          </table:table-cell>
          <table:table-cell office:value-type="string">
            <text:p>Miłosne pozdrowienia od Lederhosen 6 - Mama o imieniu Waldemar</text:p>
          </table:table-cell>
          <table:table-cell office:value-type="float" office:value="1982">
            <text:p>1982</text:p>
          </table:table-cell>
          <table:table-cell office:value-type="string">
            <text:p>tt01922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gendarmettes</text:p>
          </table:table-cell>
          <table:table-cell office:value-type="string">
            <text:p>Żandarm i policjantki</text:p>
          </table:table-cell>
          <table:table-cell office:value-type="float" office:value="1982">
            <text:p>1982</text:p>
          </table:table-cell>
          <table:table-cell office:value-type="string">
            <text:p>tt00839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Retour de Martin Guerre</text:p>
          </table:table-cell>
          <table:table-cell office:value-type="string">
            <text:p>Powrót Martina Guerre</text:p>
          </table:table-cell>
          <table:table-cell office:value-type="float" office:value="1982">
            <text:p>1982</text:p>
          </table:table-cell>
          <table:table-cell office:value-type="string">
            <text:p>tt00845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ux heures moins le quart avant Jésus-Christ</text:p>
          </table:table-cell>
          <table:table-cell office:value-type="string">
            <text:p>Kwadrans po drugiej przed Chrystusem</text:p>
          </table:table-cell>
          <table:table-cell office:value-type="float" office:value="1982">
            <text:p>1982</text:p>
          </table:table-cell>
          <table:table-cell office:value-type="string">
            <text:p>tt008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eathless</text:p>
          </table:table-cell>
          <table:table-cell office:value-type="string">
            <text:p>Do utraty tchu</text:p>
          </table:table-cell>
          <table:table-cell office:value-type="float" office:value="1983">
            <text:p>1983</text:p>
          </table:table-cell>
          <table:table-cell office:value-type="string">
            <text:p>tt00852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3-D</text:p>
          </table:table-cell>
          <table:table-cell office:value-type="string">
            <text:p>Amityville III: Demon</text:p>
          </table:table-cell>
          <table:table-cell office:value-type="float" office:value="1983">
            <text:p>1983</text:p>
          </table:table-cell>
          <table:table-cell office:value-type="string">
            <text:p>tt00851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</text:p>
          </table:table-cell>
          <table:table-cell office:value-type="string">
            <text:p>Boso przez Hiroszimę 1</text:p>
          </table:table-cell>
          <table:table-cell office:value-type="float" office:value="1983">
            <text:p>1983</text:p>
          </table:table-cell>
          <table:table-cell office:value-type="string">
            <text:p>tt0085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irestarter</text:p>
          </table:table-cell>
          <table:table-cell office:value-type="string">
            <text:p>Podpalaczka</text:p>
          </table:table-cell>
          <table:table-cell office:value-type="float" office:value="1984">
            <text:p>1984</text:p>
          </table:table-cell>
          <table:table-cell office:value-type="string">
            <text:p>tt00872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oadway Danny Rose</text:p>
          </table:table-cell>
          <table:table-cell office:value-type="float" office:value="1984">
            <text:p>1984</text:p>
          </table:table-cell>
          <table:table-cell office:value-type="string">
            <text:p>tt00870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ausicaä of the Valley of the Wind</text:p>
          </table:table-cell>
          <table:table-cell office:value-type="string">
            <text:p>Nausicaä z Doliny Wiatru</text:p>
          </table:table-cell>
          <table:table-cell office:value-type="float" office:value="1984">
            <text:p>1984</text:p>
          </table:table-cell>
          <table:table-cell office:value-type="string">
            <text:p>tt00875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andango</text:p>
          </table:table-cell>
          <table:table-cell office:value-type="float" office:value="1985">
            <text:p>1985</text:p>
          </table:table-cell>
          <table:table-cell office:value-type="string">
            <text:p>tt00891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Room with a View</text:p>
          </table:table-cell>
          <table:table-cell office:value-type="string">
            <text:p>Pokój z widokiem</text:p>
          </table:table-cell>
          <table:table-cell office:value-type="float" office:value="1985">
            <text:p>1985</text:p>
          </table:table-cell>
          <table:table-cell office:value-type="string">
            <text:p>tt00918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1986">
            <text:p>1986</text:p>
          </table:table-cell>
          <table:table-cell office:value-type="string">
            <text:p>tt00920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</text:p>
          </table:table-cell>
          <table:table-cell office:value-type="float" office:value="1986">
            <text:p>1986</text:p>
          </table:table-cell>
          <table:table-cell office:value-type="string">
            <text:p>tt00908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en the Wind Blows</text:p>
          </table:table-cell>
          <table:table-cell office:value-type="string">
            <text:p>A gdy zawieje wiatr</text:p>
          </table:table-cell>
          <table:table-cell office:value-type="float" office:value="1986">
            <text:p>1986</text:p>
          </table:table-cell>
          <table:table-cell office:value-type="string">
            <text:p>tt0090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 2</text:p>
          </table:table-cell>
          <table:table-cell office:value-type="string">
            <text:p>Boso przez Hiroszimę 2</text:p>
          </table:table-cell>
          <table:table-cell office:value-type="float" office:value="1986">
            <text:p>1986</text:p>
          </table:table-cell>
          <table:table-cell office:value-type="string">
            <text:p>tt01713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nster Squad</text:p>
          </table:table-cell>
          <table:table-cell office:value-type="string">
            <text:p>Łowcy potworów</text:p>
          </table:table-cell>
          <table:table-cell office:value-type="float" office:value="1987">
            <text:p>1987</text:p>
          </table:table-cell>
          <table:table-cell office:value-type="string">
            <text:p>tt00935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xanne</text:p>
          </table:table-cell>
          <table:table-cell office:value-type="float" office:value="1987">
            <text:p>1987</text:p>
          </table:table-cell>
          <table:table-cell office:value-type="string">
            <text:p>tt00938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Ishtar</text:p>
          </table:table-cell>
          <table:table-cell office:value-type="float" office:value="1987">
            <text:p>1987</text:p>
          </table:table-cell>
          <table:table-cell office:value-type="string">
            <text:p>tt00932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st Boys</text:p>
          </table:table-cell>
          <table:table-cell office:value-type="string">
            <text:p>Straceni chłopcy</text:p>
          </table:table-cell>
          <table:table-cell office:value-type="float" office:value="1987">
            <text:p>1987</text:p>
          </table:table-cell>
          <table:table-cell office:value-type="string">
            <text:p>tt00934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ccused</text:p>
          </table:table-cell>
          <table:table-cell office:value-type="string">
            <text:p>Oskarżeni</text:p>
          </table:table-cell>
          <table:table-cell office:value-type="float" office:value="1988">
            <text:p>1988</text:p>
          </table:table-cell>
          <table:table-cell office:value-type="string">
            <text:p>tt00946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 2</text:p>
          </table:table-cell>
          <table:table-cell office:value-type="float" office:value="1988">
            <text:p>1988</text:p>
          </table:table-cell>
          <table:table-cell office:value-type="string">
            <text:p>tt0094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ller Klowns from Outer Space</text:p>
          </table:table-cell>
          <table:table-cell office:value-type="string">
            <text:p>Mordercze klowny z kosmosu</text:p>
          </table:table-cell>
          <table:table-cell office:value-type="float" office:value="1988">
            <text:p>1988</text:p>
          </table:table-cell>
          <table:table-cell office:value-type="string">
            <text:p>tt00954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The Blob – Plazma</text:p>
          </table:table-cell>
          <table:table-cell office:value-type="float" office:value="1988">
            <text:p>1988</text:p>
          </table:table-cell>
          <table:table-cell office:value-type="string">
            <text:p>tt009476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ways</text:p>
          </table:table-cell>
          <table:table-cell office:value-type="string">
            <text:p>Na zawsze</text:p>
          </table:table-cell>
          <table:table-cell office:value-type="float" office:value="1989">
            <text:p>1989</text:p>
          </table:table-cell>
          <table:table-cell office:value-type="string">
            <text:p>tt00967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89">
            <text:p>1989</text:p>
          </table:table-cell>
          <table:table-cell office:value-type="string">
            <text:p>tt0098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at Balls of Fire!</text:p>
          </table:table-cell>
          <table:table-cell office:value-type="string">
            <text:p>Wielkie kule ognia</text:p>
          </table:table-cell>
          <table:table-cell office:value-type="float" office:value="1989">
            <text:p>1989</text:p>
          </table:table-cell>
          <table:table-cell office:value-type="string">
            <text:p>tt00974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 II</text:p>
          </table:table-cell>
          <table:table-cell office:value-type="string">
            <text:p>Mucha II</text:p>
          </table:table-cell>
          <table:table-cell office:value-type="float" office:value="1989">
            <text:p>1989</text:p>
          </table:table-cell>
          <table:table-cell office:value-type="string">
            <text:p>tt00973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</text:p>
          </table:table-cell>
          <table:table-cell office:value-type="string">
            <text:p>Wszystkie psy idą do nieba</text:p>
          </table:table-cell>
          <table:table-cell office:value-type="float" office:value="1989">
            <text:p>1989</text:p>
          </table:table-cell>
          <table:table-cell office:value-type="string">
            <text:p>tt00967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lory</text:p>
          </table:table-cell>
          <table:table-cell office:value-type="string">
            <text:p>Chwała</text:p>
          </table:table-cell>
          <table:table-cell office:value-type="float" office:value="1989">
            <text:p>1989</text:p>
          </table:table-cell>
          <table:table-cell office:value-type="string">
            <text:p>tt00974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ystery Train</text:p>
          </table:table-cell>
          <table:table-cell office:value-type="float" office:value="1989">
            <text:p>1989</text:p>
          </table:table-cell>
          <table:table-cell office:value-type="string">
            <text:p>tt00979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imes and Misdemeanors</text:p>
          </table:table-cell>
          <table:table-cell office:value-type="string">
            <text:p>Zbrodnie i wykroczenia</text:p>
          </table:table-cell>
          <table:table-cell office:value-type="float" office:value="1989">
            <text:p>1989</text:p>
          </table:table-cell>
          <table:table-cell office:value-type="string">
            <text:p>tt00971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en Card</text:p>
          </table:table-cell>
          <table:table-cell office:value-type="string">
            <text:p>Zielona karta</text:p>
          </table:table-cell>
          <table:table-cell office:value-type="float" office:value="1990">
            <text:p>1990</text:p>
          </table:table-cell>
          <table:table-cell office:value-type="string">
            <text:p>tt00996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atherface: The Texas Chainsaw Massacre III</text:p>
          </table:table-cell>
          <table:table-cell office:value-type="string">
            <text:p>Teksańska masakra piłą mechaniczną III</text:p>
          </table:table-cell>
          <table:table-cell office:value-type="float" office:value="1990">
            <text:p>1990</text:p>
          </table:table-cell>
          <table:table-cell office:value-type="string">
            <text:p>tt00999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mors</text:p>
          </table:table-cell>
          <table:table-cell office:value-type="string">
            <text:p>Wstrząsy</text:p>
          </table:table-cell>
          <table:table-cell office:value-type="float" office:value="1990">
            <text:p>1990</text:p>
          </table:table-cell>
          <table:table-cell office:value-type="string">
            <text:p>tt01008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7 - Kokosnüsse und Bananen</text:p>
          </table:table-cell>
          <table:table-cell office:value-type="string">
            <text:p>Miłosne pozdrowienia od lederhosen 7 - Kokosy i banany</text:p>
          </table:table-cell>
          <table:table-cell office:value-type="float" office:value="1990">
            <text:p>1990</text:p>
          </table:table-cell>
          <table:table-cell office:value-type="string">
            <text:p>tt02899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Hired a Contract Killer</text:p>
          </table:table-cell>
          <table:table-cell office:value-type="string">
            <text:p>Wynająłem płatnego mordercę</text:p>
          </table:table-cell>
          <table:table-cell office:value-type="float" office:value="1990">
            <text:p>1990</text:p>
          </table:table-cell>
          <table:table-cell office:value-type="string">
            <text:p>tt00998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aid</text:p>
          </table:table-cell>
          <table:table-cell office:value-type="string">
            <text:p>The Raid – Nalot</text:p>
          </table:table-cell>
          <table:table-cell office:value-type="float" office:value="1991">
            <text:p>1991</text:p>
          </table:table-cell>
          <table:table-cell office:value-type="string">
            <text:p>tt01015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Włamywacze</text:p>
          </table:table-cell>
          <table:table-cell office:value-type="float" office:value="1992">
            <text:p>1992</text:p>
          </table:table-cell>
          <table:table-cell office:value-type="string">
            <text:p>tt01054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andyman</text:p>
          </table:table-cell>
          <table:table-cell office:value-type="float" office:value="1992">
            <text:p>1992</text:p>
          </table:table-cell>
          <table:table-cell office:value-type="string">
            <text:p>tt0103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rco Rosso</text:p>
          </table:table-cell>
          <table:table-cell office:value-type="string">
            <text:p>Szkarłatny pilot</text:p>
          </table:table-cell>
          <table:table-cell office:value-type="float" office:value="1992">
            <text:p>1992</text:p>
          </table:table-cell>
          <table:table-cell office:value-type="string">
            <text:p>tt01046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nace II Society</text:p>
          </table:table-cell>
          <table:table-cell office:value-type="string">
            <text:p>Zagrożenie dla społeczeństwa</text:p>
          </table:table-cell>
          <table:table-cell office:value-type="float" office:value="1993">
            <text:p>1993</text:p>
          </table:table-cell>
          <table:table-cell office:value-type="string">
            <text:p>tt0107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other Stakeout</text:p>
          </table:table-cell>
          <table:table-cell office:value-type="string">
            <text:p>Nowa zasadzka</text:p>
          </table:table-cell>
          <table:table-cell office:value-type="float" office:value="1993">
            <text:p>1993</text:p>
          </table:table-cell>
          <table:table-cell office:value-type="string">
            <text:p>tt01062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93">
            <text:p>1993</text:p>
          </table:table-cell>
          <table:table-cell office:value-type="string">
            <text:p>tt01102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Girl 2</text:p>
          </table:table-cell>
          <table:table-cell office:value-type="string">
            <text:p>Moja dziewczyna 2</text:p>
          </table:table-cell>
          <table:table-cell office:value-type="float" office:value="1994">
            <text:p>1994</text:p>
          </table:table-cell>
          <table:table-cell office:value-type="string">
            <text:p>tt01106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ssie: Best Friends are Forever</text:p>
          </table:table-cell>
          <table:table-cell office:value-type="string">
            <text:p>Lassie</text:p>
          </table:table-cell>
          <table:table-cell office:value-type="float" office:value="1994">
            <text:p>1994</text:p>
          </table:table-cell>
          <table:table-cell office:value-type="string">
            <text:p>tt01103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ry Shelley's Frankenstein</text:p>
          </table:table-cell>
          <table:table-cell office:value-type="string">
            <text:p>Frankenstein</text:p>
          </table:table-cell>
          <table:table-cell office:value-type="float" office:value="1994">
            <text:p>1994</text:p>
          </table:table-cell>
          <table:table-cell office:value-type="string">
            <text:p>tt01098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ainscan</text:p>
          </table:table-cell>
          <table:table-cell office:value-type="float" office:value="1994">
            <text:p>1994</text:p>
          </table:table-cell>
          <table:table-cell office:value-type="string">
            <text:p>tt01093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ighty Aphrodite</text:p>
          </table:table-cell>
          <table:table-cell office:value-type="string">
            <text:p>Jej wysokość Afrodyta</text:p>
          </table:table-cell>
          <table:table-cell office:value-type="float" office:value="1995">
            <text:p>1995</text:p>
          </table:table-cell>
          <table:table-cell office:value-type="string">
            <text:p>tt01138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eturn of the Texas Chainsaw Massacre</text:p>
          </table:table-cell>
          <table:table-cell office:value-type="string">
            <text:p>Teksańska masakra piłą mechaniczną: Następne pokolenie</text:p>
          </table:table-cell>
          <table:table-cell office:value-type="float" office:value="1995">
            <text:p>1995</text:p>
          </table:table-cell>
          <table:table-cell office:value-type="string">
            <text:p>tt0110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ndyman 2: Farewell to the Flesh</text:p>
          </table:table-cell>
          <table:table-cell office:value-type="string">
            <text:p>Candyman 2: Pożegnanie z ciałem</text:p>
          </table:table-cell>
          <table:table-cell office:value-type="float" office:value="1995">
            <text:p>1995</text:p>
          </table:table-cell>
          <table:table-cell office:value-type="string">
            <text:p>tt0112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isper of the Heart</text:p>
          </table:table-cell>
          <table:table-cell office:value-type="string">
            <text:p>Szept serca</text:p>
          </table:table-cell>
          <table:table-cell office:value-type="float" office:value="1995">
            <text:p>1995</text:p>
          </table:table-cell>
          <table:table-cell office:value-type="string">
            <text:p>tt011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ng Kiss Goodnight</text:p>
          </table:table-cell>
          <table:table-cell office:value-type="string">
            <text:p>Długi pocałunek na dobranoc</text:p>
          </table:table-cell>
          <table:table-cell office:value-type="float" office:value="1996">
            <text:p>1996</text:p>
          </table:table-cell>
          <table:table-cell office:value-type="string">
            <text:p>tt01169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 2</text:p>
          </table:table-cell>
          <table:table-cell office:value-type="string">
            <text:p>Wszystkie psy idą do nieba 2</text:p>
          </table:table-cell>
          <table:table-cell office:value-type="float" office:value="1996">
            <text:p>1996</text:p>
          </table:table-cell>
          <table:table-cell office:value-type="string">
            <text:p>tt01155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b Wire</text:p>
          </table:table-cell>
          <table:table-cell office:value-type="string">
            <text:p>Żyleta</text:p>
          </table:table-cell>
          <table:table-cell office:value-type="float" office:value="1996">
            <text:p>1996</text:p>
          </table:table-cell>
          <table:table-cell office:value-type="string">
            <text:p>tt01156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llraiser IV: Bloodline</text:p>
          </table:table-cell>
          <table:table-cell office:value-type="string">
            <text:p>Hellraiser IV: Dziedzictwo krwi</text:p>
          </table:table-cell>
          <table:table-cell office:value-type="float" office:value="1996">
            <text:p>1996</text:p>
          </table:table-cell>
          <table:table-cell office:value-type="string">
            <text:p>tt01165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Hamlet</text:p>
          </table:table-cell>
          <table:table-cell office:value-type="float" office:value="1996">
            <text:p>1996</text:p>
          </table:table-cell>
          <table:table-cell office:value-type="string">
            <text:p>tt01164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uas pilvet karkaavat</text:p>
          </table:table-cell>
          <table:table-cell office:value-type="string">
            <text:p>Dryfujące obłoki</text:p>
          </table:table-cell>
          <table:table-cell office:value-type="float" office:value="1996">
            <text:p>1996</text:p>
          </table:table-cell>
          <table:table-cell office:value-type="string">
            <text:p>tt01167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Years in Tibet</text:p>
          </table:table-cell>
          <table:table-cell office:value-type="string">
            <text:p>Siedem lat w Tybecie</text:p>
          </table:table-cell>
          <table:table-cell office:value-type="float" office:value="1997">
            <text:p>1997</text:p>
          </table:table-cell>
          <table:table-cell office:value-type="string">
            <text:p>tt01201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ostman</text:p>
          </table:table-cell>
          <table:table-cell office:value-type="string">
            <text:p>Wysłannik przyszłości</text:p>
          </table:table-cell>
          <table:table-cell office:value-type="float" office:value="1997">
            <text:p>1997</text:p>
          </table:table-cell>
          <table:table-cell office:value-type="string">
            <text:p>tt01199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97">
            <text:p>1997</text:p>
          </table:table-cell>
          <table:table-cell office:value-type="string">
            <text:p>tt01195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vent Horizon</text:p>
          </table:table-cell>
          <table:table-cell office:value-type="string">
            <text:p>Ukryty wymiar</text:p>
          </table:table-cell>
          <table:table-cell office:value-type="float" office:value="1997">
            <text:p>1997</text:p>
          </table:table-cell>
          <table:table-cell office:value-type="string">
            <text:p>tt01190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rtal Kombat Annihilation</text:p>
          </table:table-cell>
          <table:table-cell office:value-type="string">
            <text:p>Mortal Kombat 2: Unicestwienie</text:p>
          </table:table-cell>
          <table:table-cell office:value-type="float" office:value="1997">
            <text:p>1997</text:p>
          </table:table-cell>
          <table:table-cell office:value-type="string">
            <text:p>tt011970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office:value-type="string">
            <text:p>Bezsenność</text:p>
          </table:table-cell>
          <table:table-cell office:value-type="float" office:value="1997">
            <text:p>1997</text:p>
          </table:table-cell>
          <table:table-cell office:value-type="string">
            <text:p>tt01193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Nie wierzcie bliźniaczkom</text:p>
          </table:table-cell>
          <table:table-cell office:value-type="float" office:value="1998">
            <text:p>1998</text:p>
          </table:table-cell>
          <table:table-cell office:value-type="string">
            <text:p>tt01207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ider House Rules</text:p>
          </table:table-cell>
          <table:table-cell office:value-type="string">
            <text:p>Wbrew regułom</text:p>
          </table:table-cell>
          <table:table-cell office:value-type="float" office:value="1999">
            <text:p>1999</text:p>
          </table:table-cell>
          <table:table-cell office:value-type="string">
            <text:p>tt0124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naluise &amp; Anton</text:p>
          </table:table-cell>
          <table:table-cell office:value-type="string">
            <text:p>Kruszynka i Antoś</text:p>
          </table:table-cell>
          <table:table-cell office:value-type="float" office:value="1999">
            <text:p>1999</text:p>
          </table:table-cell>
          <table:table-cell office:value-type="string">
            <text:p>tt01619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onnenallee</text:p>
          </table:table-cell>
          <table:table-cell office:value-type="string">
            <text:p>Słoneczna Aleja</text:p>
          </table:table-cell>
          <table:table-cell office:value-type="float" office:value="1999">
            <text:p>1999</text:p>
          </table:table-cell>
          <table:table-cell office:value-type="string">
            <text:p>tt01772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mall Time Crooks</text:p>
          </table:table-cell>
          <table:table-cell office:value-type="string">
            <text:p>Drobne cwaniaczki</text:p>
          </table:table-cell>
          <table:table-cell office:value-type="float" office:value="2000">
            <text:p>2000</text:p>
          </table:table-cell>
          <table:table-cell office:value-type="string">
            <text:p>tt01962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rip</text:p>
          </table:table-cell>
          <table:table-cell office:value-type="string">
            <text:p>Ostra jazda</text:p>
          </table:table-cell>
          <table:table-cell office:value-type="float" office:value="2000">
            <text:p>2000</text:p>
          </table:table-cell>
          <table:table-cell office:value-type="string">
            <text:p>tt02151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itan A.E.</text:p>
          </table:table-cell>
          <table:table-cell office:value-type="string">
            <text:p>Titan: Nowa Ziemia</text:p>
          </table:table-cell>
          <table:table-cell office:value-type="float" office:value="2000">
            <text:p>2000</text:p>
          </table:table-cell>
          <table:table-cell office:value-type="string">
            <text:p>tt0120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Quills</text:p>
          </table:table-cell>
          <table:table-cell office:value-type="string">
            <text:p>Zatrute pióro</text:p>
          </table:table-cell>
          <table:table-cell office:value-type="float" office:value="2000">
            <text:p>2000</text:p>
          </table:table-cell>
          <table:table-cell office:value-type="string">
            <text:p>tt01800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ise-moi</text:p>
          </table:table-cell>
          <table:table-cell office:value-type="string">
            <text:p>Gwałt</text:p>
          </table:table-cell>
          <table:table-cell office:value-type="float" office:value="2000">
            <text:p>2000</text:p>
          </table:table-cell>
          <table:table-cell office:value-type="string">
            <text:p>tt024938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Philosopher's Stone</text:p>
          </table:table-cell>
          <table:table-cell office:value-type="string">
            <text:p>Harry Potter i Kamień Filozoficzny</text:p>
          </table:table-cell>
          <table:table-cell office:value-type="float" office:value="2001">
            <text:p>2001</text:p>
          </table:table-cell>
          <table:table-cell office:value-type="string">
            <text:p>tt0241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s, Inc.</text:p>
          </table:table-cell>
          <table:table-cell office:value-type="string">
            <text:p>Potwory i spółka</text:p>
          </table:table-cell>
          <table:table-cell office:value-type="float" office:value="2001">
            <text:p>2001</text:p>
          </table:table-cell>
          <table:table-cell office:value-type="string">
            <text:p>tt01987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hrek</text:p>
          </table:table-cell>
          <table:table-cell office:value-type="float" office:value="2001">
            <text:p>2001</text:p>
          </table:table-cell>
          <table:table-cell office:value-type="string">
            <text:p>tt01260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cean's Eleven</text:p>
          </table:table-cell>
          <table:table-cell office:value-type="string">
            <text:p>Ocean's Eleven: Ryzykowna gra</text:p>
          </table:table-cell>
          <table:table-cell office:value-type="float" office:value="2001">
            <text:p>2001</text:p>
          </table:table-cell>
          <table:table-cell office:value-type="string">
            <text:p>tt024077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Pearl Harbor</text:p>
          </table:table-cell>
          <table:table-cell office:value-type="float" office:value="2001">
            <text:p>2001</text:p>
          </table:table-cell>
          <table:table-cell office:value-type="string">
            <text:p>tt02131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ush Hour 2</text:p>
          </table:table-cell>
          <table:table-cell office:value-type="string">
            <text:p>Godziny szczytu 2</text:p>
          </table:table-cell>
          <table:table-cell office:value-type="float" office:value="2001">
            <text:p>2001</text:p>
          </table:table-cell>
          <table:table-cell office:value-type="string">
            <text:p>tt02669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Beautiful Mind</text:p>
          </table:table-cell>
          <table:table-cell office:value-type="string">
            <text:p>Piękny umysł</text:p>
          </table:table-cell>
          <table:table-cell office:value-type="float" office:value="2001">
            <text:p>2001</text:p>
          </table:table-cell>
          <table:table-cell office:value-type="string">
            <text:p>tt0268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oulin Rouge!</text:p>
          </table:table-cell>
          <table:table-cell office:value-type="float" office:value="2001">
            <text:p>2001</text:p>
          </table:table-cell>
          <table:table-cell office:value-type="string">
            <text:p>tt02030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cary Movie 2</text:p>
          </table:table-cell>
          <table:table-cell office:value-type="string">
            <text:p>Straszny film 2</text:p>
          </table:table-cell>
          <table:table-cell office:value-type="float" office:value="2001">
            <text:p>2001</text:p>
          </table:table-cell>
          <table:table-cell office:value-type="string">
            <text:p>tt0257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nemy at the Gates</text:p>
          </table:table-cell>
          <table:table-cell office:value-type="string">
            <text:p>Wróg u bram</text:p>
          </table:table-cell>
          <table:table-cell office:value-type="float" office:value="2001">
            <text:p>2001</text:p>
          </table:table-cell>
          <table:table-cell office:value-type="string">
            <text:p>tt02157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Igraszki losu</text:p>
          </table:table-cell>
          <table:table-cell office:value-type="float" office:value="2001">
            <text:p>2001</text:p>
          </table:table-cell>
          <table:table-cell office:value-type="string">
            <text:p>tt024089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ocodile Dundee in Los Angeles</text:p>
          </table:table-cell>
          <table:table-cell office:value-type="string">
            <text:p>Krokodyl Dundee w Los Angeles</text:p>
          </table:table-cell>
          <table:table-cell office:value-type="float" office:value="2001">
            <text:p>2001</text:p>
          </table:table-cell>
          <table:table-cell office:value-type="string">
            <text:p>tt02314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onnie Darko</text:p>
          </table:table-cell>
          <table:table-cell office:value-type="float" office:value="2001">
            <text:p>2001</text:p>
          </table:table-cell>
          <table:table-cell office:value-type="string">
            <text:p>tt02465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son X</text:p>
          </table:table-cell>
          <table:table-cell office:value-type="float" office:value="2001">
            <text:p>2001</text:p>
          </table:table-cell>
          <table:table-cell office:value-type="string">
            <text:p>tt02114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idget Jones's Diary</text:p>
          </table:table-cell>
          <table:table-cell office:value-type="string">
            <text:p>Dziennik Bridget Jones</text:p>
          </table:table-cell>
          <table:table-cell office:value-type="float" office:value="2001">
            <text:p>2001</text:p>
          </table:table-cell>
          <table:table-cell office:value-type="string">
            <text:p>tt02431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ara Croft: Tomb Raider</text:p>
          </table:table-cell>
          <table:table-cell office:value-type="float" office:value="2001">
            <text:p>2001</text:p>
          </table:table-cell>
          <table:table-cell office:value-type="string">
            <text:p>tt01463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2001">
            <text:p>2001</text:p>
          </table:table-cell>
          <table:table-cell office:value-type="string">
            <text:p>tt02325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r. Dolittle 2</text:p>
          </table:table-cell>
          <table:table-cell office:value-type="string">
            <text:p>Dr Dolittle 2</text:p>
          </table:table-cell>
          <table:table-cell office:value-type="float" office:value="2001">
            <text:p>2001</text:p>
          </table:table-cell>
          <table:table-cell office:value-type="string">
            <text:p>tt02404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s &amp; Dogs</text:p>
          </table:table-cell>
          <table:table-cell office:value-type="string">
            <text:p>Psy i koty</text:p>
          </table:table-cell>
          <table:table-cell office:value-type="float" office:value="2001">
            <text:p>2001</text:p>
          </table:table-cell>
          <table:table-cell office:value-type="string">
            <text:p>tt02393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tlantis: The Lost Empire</text:p>
          </table:table-cell>
          <table:table-cell office:value-type="string">
            <text:p>Atlantyda - Zaginiony ląd</text:p>
          </table:table-cell>
          <table:table-cell office:value-type="float" office:value="2001">
            <text:p>2001</text:p>
          </table:table-cell>
          <table:table-cell office:value-type="string">
            <text:p>tt02300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te &amp; Leopold</text:p>
          </table:table-cell>
          <table:table-cell office:value-type="string">
            <text:p>Kate i Leopold</text:p>
          </table:table-cell>
          <table:table-cell office:value-type="float" office:value="2001">
            <text:p>2001</text:p>
          </table:table-cell>
          <table:table-cell office:value-type="string">
            <text:p>tt01592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thers</text:p>
          </table:table-cell>
          <table:table-cell office:value-type="string">
            <text:p>Inni</text:p>
          </table:table-cell>
          <table:table-cell office:value-type="float" office:value="2001">
            <text:p>2001</text:p>
          </table:table-cell>
          <table:table-cell office:value-type="string">
            <text:p>tt02306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</text:p>
          </table:table-cell>
          <table:table-cell office:value-type="string">
            <text:p>Mali agenci</text:p>
          </table:table-cell>
          <table:table-cell office:value-type="float" office:value="2001">
            <text:p>2001</text:p>
          </table:table-cell>
          <table:table-cell office:value-type="string">
            <text:p>tt022753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ave the Last Dance</text:p>
          </table:table-cell>
          <table:table-cell office:value-type="string">
            <text:p>W rytmie hip-hopu</text:p>
          </table:table-cell>
          <table:table-cell office:value-type="float" office:value="2001">
            <text:p>2001</text:p>
          </table:table-cell>
          <table:table-cell office:value-type="string">
            <text:p>tt02062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urse of the Jade Scorpion</text:p>
          </table:table-cell>
          <table:table-cell office:value-type="string">
            <text:p>Klątwa skorpiona</text:p>
          </table:table-cell>
          <table:table-cell office:value-type="float" office:value="2001">
            <text:p>2001</text:p>
          </table:table-cell>
          <table:table-cell office:value-type="string">
            <text:p>tt02565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's Ball</text:p>
          </table:table-cell>
          <table:table-cell office:value-type="string">
            <text:p>Czekając na wyrok</text:p>
          </table:table-cell>
          <table:table-cell office:value-type="float" office:value="2001">
            <text:p>2001</text:p>
          </table:table-cell>
          <table:table-cell office:value-type="string">
            <text:p>tt02857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s Visiteurs en Amérique</text:p>
          </table:table-cell>
          <table:table-cell office:value-type="string">
            <text:p>Goście w Ameryce</text:p>
          </table:table-cell>
          <table:table-cell office:value-type="float" office:value="2001">
            <text:p>2001</text:p>
          </table:table-cell>
          <table:table-cell office:value-type="string">
            <text:p>tt01891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aking Life</text:p>
          </table:table-cell>
          <table:table-cell office:value-type="string">
            <text:p>Życie świadome</text:p>
          </table:table-cell>
          <table:table-cell office:value-type="float" office:value="2001">
            <text:p>2001</text:p>
          </table:table-cell>
          <table:table-cell office:value-type="string">
            <text:p>tt02430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01">
            <text:p>2001</text:p>
          </table:table-cell>
          <table:table-cell office:value-type="string">
            <text:p>tt02502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2001">
            <text:p>2001</text:p>
          </table:table-cell>
          <table:table-cell office:value-type="string">
            <text:p>tt02567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timité</text:p>
          </table:table-cell>
          <table:table-cell office:value-type="string">
            <text:p>Intymność</text:p>
          </table:table-cell>
          <table:table-cell office:value-type="float" office:value="2001">
            <text:p>2001</text:p>
          </table:table-cell>
          <table:table-cell office:value-type="string">
            <text:p>tt0256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ucía y el sexo</text:p>
          </table:table-cell>
          <table:table-cell office:value-type="string">
            <text:p>Lucia i seks</text:p>
          </table:table-cell>
          <table:table-cell office:value-type="float" office:value="2001">
            <text:p>2001</text:p>
          </table:table-cell>
          <table:table-cell office:value-type="string">
            <text:p>tt0254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tropolis</text:p>
          </table:table-cell>
          <table:table-cell office:value-type="string">
            <text:p>Metoroporisu</text:p>
          </table:table-cell>
          <table:table-cell office:value-type="float" office:value="2001">
            <text:p>2001</text:p>
          </table:table-cell>
          <table:table-cell office:value-type="string">
            <text:p>tt02934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kémon 4Ever: Celebi - Voice of the Forest</text:p>
          </table:table-cell>
          <table:table-cell office:value-type="string">
            <text:p>Pokémon 4 - Głos Lasu</text:p>
          </table:table-cell>
          <table:table-cell office:value-type="float" office:value="2001">
            <text:p>2001</text:p>
          </table:table-cell>
          <table:table-cell office:value-type="string">
            <text:p>tt02876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owboy Bebop: The Movie</text:p>
          </table:table-cell>
          <table:table-cell office:value-type="string">
            <text:p>Kowboj Bebop: Pukając do nieba bram</text:p>
          </table:table-cell>
          <table:table-cell office:value-type="float" office:value="2001">
            <text:p>2001</text:p>
          </table:table-cell>
          <table:table-cell office:value-type="string">
            <text:p>tt0275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irited Away</text:p>
          </table:table-cell>
          <table:table-cell office:value-type="string">
            <text:p>Spirited Away: W krainie bogów</text:p>
          </table:table-cell>
          <table:table-cell office:value-type="float" office:value="2001">
            <text:p>2001</text:p>
          </table:table-cell>
          <table:table-cell office:value-type="string">
            <text:p>tt02454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Chamber of Secrets</text:p>
          </table:table-cell>
          <table:table-cell office:value-type="string">
            <text:p>Harry Potter i Komnata Tajemnic</text:p>
          </table:table-cell>
          <table:table-cell office:value-type="float" office:value="2002">
            <text:p>2002</text:p>
          </table:table-cell>
          <table:table-cell office:value-type="string">
            <text:p>tt02952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pider-Man</text:p>
          </table:table-cell>
          <table:table-cell office:value-type="float" office:value="2002">
            <text:p>2002</text:p>
          </table:table-cell>
          <table:table-cell office:value-type="string">
            <text:p>tt01454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gns</text:p>
          </table:table-cell>
          <table:table-cell office:value-type="string">
            <text:p>Znaki</text:p>
          </table:table-cell>
          <table:table-cell office:value-type="float" office:value="2002">
            <text:p>2002</text:p>
          </table:table-cell>
          <table:table-cell office:value-type="string">
            <text:p>tt0286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Big Fat Greek Wedding</text:p>
          </table:table-cell>
          <table:table-cell office:value-type="string">
            <text:p>Moje wielkie greckie wesele</text:p>
          </table:table-cell>
          <table:table-cell office:value-type="float" office:value="2002">
            <text:p>2002</text:p>
          </table:table-cell>
          <table:table-cell office:value-type="string">
            <text:p>tt02594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ch Me If You Can</text:p>
          </table:table-cell>
          <table:table-cell office:value-type="string">
            <text:p>Złap mnie, jeśli potrafisz</text:p>
          </table:table-cell>
          <table:table-cell office:value-type="float" office:value="2002">
            <text:p>2002</text:p>
          </table:table-cell>
          <table:table-cell office:value-type="string">
            <text:p>tt026446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angs of New York</text:p>
          </table:table-cell>
          <table:table-cell office:value-type="string">
            <text:p>Gangi Nowego Jorku</text:p>
          </table:table-cell>
          <table:table-cell office:value-type="float" office:value="2002">
            <text:p>2002</text:p>
          </table:table-cell>
          <table:table-cell office:value-type="string">
            <text:p>tt02175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o Perdition</text:p>
          </table:table-cell>
          <table:table-cell office:value-type="string">
            <text:p>Droga do zatracenia</text:p>
          </table:table-cell>
          <table:table-cell office:value-type="float" office:value="2002">
            <text:p>2002</text:p>
          </table:table-cell>
          <table:table-cell office:value-type="string">
            <text:p>tt02570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ime Machine</text:p>
          </table:table-cell>
          <table:table-cell office:value-type="string">
            <text:p>Wehikuł czasu</text:p>
          </table:table-cell>
          <table:table-cell office:value-type="float" office:value="2002">
            <text:p>2002</text:p>
          </table:table-cell>
          <table:table-cell office:value-type="string">
            <text:p>tt02686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olaris</text:p>
          </table:table-cell>
          <table:table-cell office:value-type="float" office:value="2002">
            <text:p>2002</text:p>
          </table:table-cell>
          <table:table-cell office:value-type="string">
            <text:p>tt03074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en in Black II</text:p>
          </table:table-cell>
          <table:table-cell office:value-type="float" office:value="2002">
            <text:p>2002</text:p>
          </table:table-cell>
          <table:table-cell office:value-type="string">
            <text:p>tt01209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hicago</text:p>
          </table:table-cell>
          <table:table-cell office:value-type="float" office:value="2002">
            <text:p>2002</text:p>
          </table:table-cell>
          <table:table-cell office:value-type="string">
            <text:p>tt02996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ustin Powers in Goldmember</text:p>
          </table:table-cell>
          <table:table-cell office:value-type="string">
            <text:p>Austin Powers i Złoty Członek</text:p>
          </table:table-cell>
          <table:table-cell office:value-type="float" office:value="2002">
            <text:p>2002</text:p>
          </table:table-cell>
          <table:table-cell office:value-type="string">
            <text:p>tt02951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xXx</text:p>
          </table:table-cell>
          <table:table-cell office:value-type="float" office:value="2002">
            <text:p>2002</text:p>
          </table:table-cell>
          <table:table-cell office:value-type="string">
            <text:p>tt02957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cooby-Doo</text:p>
          </table:table-cell>
          <table:table-cell office:value-type="float" office:value="2002">
            <text:p>2002</text:p>
          </table:table-cell>
          <table:table-cell office:value-type="string">
            <text:p>tt0267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ilo i Stich</text:p>
          </table:table-cell>
          <table:table-cell office:value-type="float" office:value="2002">
            <text:p>2002</text:p>
          </table:table-cell>
          <table:table-cell office:value-type="string">
            <text:p>tt02758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he Ring</text:p>
          </table:table-cell>
          <table:table-cell office:value-type="float" office:value="2002">
            <text:p>2002</text:p>
          </table:table-cell>
          <table:table-cell office:value-type="string">
            <text:p>tt02981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8 Mile</text:p>
          </table:table-cell>
          <table:table-cell office:value-type="string">
            <text:p>8. mila</text:p>
          </table:table-cell>
          <table:table-cell office:value-type="float" office:value="2002">
            <text:p>2002</text:p>
          </table:table-cell>
          <table:table-cell office:value-type="string">
            <text:p>tt02982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wo Weeks Notice</text:p>
          </table:table-cell>
          <table:table-cell office:value-type="string">
            <text:p>Dwa tygodnie na miłość</text:p>
          </table:table-cell>
          <table:table-cell office:value-type="float" office:value="2002">
            <text:p>2002</text:p>
          </table:table-cell>
          <table:table-cell office:value-type="string">
            <text:p>tt03137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um of All Fears</text:p>
          </table:table-cell>
          <table:table-cell office:value-type="string">
            <text:p>Suma wszystkich strachów</text:p>
          </table:table-cell>
          <table:table-cell office:value-type="float" office:value="2002">
            <text:p>2002</text:p>
          </table:table-cell>
          <table:table-cell office:value-type="string">
            <text:p>tt01641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table:style-name="ce3" office:value-type="string">
            <text:p>Bezsenność</text:p>
          </table:table-cell>
          <table:table-cell office:value-type="float" office:value="2002">
            <text:p>2002</text:p>
          </table:table-cell>
          <table:table-cell office:value-type="string">
            <text:p>tt0278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bout a Boy</text:p>
          </table:table-cell>
          <table:table-cell office:value-type="string">
            <text:p>Był sobie chłopiec</text:p>
          </table:table-cell>
          <table:table-cell office:value-type="float" office:value="2002">
            <text:p>2002</text:p>
          </table:table-cell>
          <table:table-cell office:value-type="string">
            <text:p>tt0276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nd It Like Beckham</text:p>
          </table:table-cell>
          <table:table-cell office:value-type="string">
            <text:p>Podkręć jak Beckham</text:p>
          </table:table-cell>
          <table:table-cell office:value-type="float" office:value="2002">
            <text:p>2002</text:p>
          </table:table-cell>
          <table:table-cell office:value-type="string">
            <text:p>tt02864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lloween: Resurrection</text:p>
          </table:table-cell>
          <table:table-cell office:value-type="string">
            <text:p>Halloween: Powrót</text:p>
          </table:table-cell>
          <table:table-cell office:value-type="float" office:value="2002">
            <text:p>2002</text:p>
          </table:table-cell>
          <table:table-cell office:value-type="string">
            <text:p>tt02205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anta Clause 2</text:p>
          </table:table-cell>
          <table:table-cell office:value-type="string">
            <text:p>Śnięty Mikołaj 2</text:p>
          </table:table-cell>
          <table:table-cell office:value-type="float" office:value="2002">
            <text:p>2002</text:p>
          </table:table-cell>
          <table:table-cell office:value-type="string">
            <text:p>tt03046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 2: The Island of Lost Dreams</text:p>
          </table:table-cell>
          <table:table-cell office:value-type="string">
            <text:p>Mali Agenci 2: Wyspa marzeń</text:p>
          </table:table-cell>
          <table:table-cell office:value-type="float" office:value="2002">
            <text:p>2002</text:p>
          </table:table-cell>
          <table:table-cell office:value-type="string">
            <text:p>tt02877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alyze That</text:p>
          </table:table-cell>
          <table:table-cell office:value-type="string">
            <text:p>Nawrót depresji gangstera</text:p>
          </table:table-cell>
          <table:table-cell office:value-type="float" office:value="2002">
            <text:p>2002</text:p>
          </table:table-cell>
          <table:table-cell office:value-type="string">
            <text:p>tt0289848 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uart Little 2</text:p>
          </table:table-cell>
          <table:table-cell office:value-type="string">
            <text:p>Stuart Malutki 2</text:p>
          </table:table-cell>
          <table:table-cell office:value-type="float" office:value="2002">
            <text:p>2002</text:p>
          </table:table-cell>
          <table:table-cell office:value-type="string">
            <text:p>tt02435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thman Prophecies</text:p>
          </table:table-cell>
          <table:table-cell office:value-type="string">
            <text:p>Przepowiednia</text:p>
          </table:table-cell>
          <table:table-cell office:value-type="float" office:value="2002">
            <text:p>2002</text:p>
          </table:table-cell>
          <table:table-cell office:value-type="string">
            <text:p>tt02653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asure Planet</text:p>
          </table:table-cell>
          <table:table-cell office:value-type="string">
            <text:p>Planeta skarbów</text:p>
          </table:table-cell>
          <table:table-cell office:value-type="float" office:value="2002">
            <text:p>2002</text:p>
          </table:table-cell>
          <table:table-cell office:value-type="string">
            <text:p>tt01332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ollywood Ending</text:p>
          </table:table-cell>
          <table:table-cell office:value-type="string">
            <text:p>Koniec z Hollywood</text:p>
          </table:table-cell>
          <table:table-cell office:value-type="float" office:value="2002">
            <text:p>2002</text:p>
          </table:table-cell>
          <table:table-cell office:value-type="string">
            <text:p>tt02788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r. Deeds</text:p>
          </table:table-cell>
          <table:table-cell office:value-type="string">
            <text:p>Mr. Deeds - Milioner z przypadku</text:p>
          </table:table-cell>
          <table:table-cell office:value-type="float" office:value="2002">
            <text:p>2002</text:p>
          </table:table-cell>
          <table:table-cell office:value-type="string">
            <text:p>tt02805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wling for Columbine</text:p>
          </table:table-cell>
          <table:table-cell office:value-type="string">
            <text:p>Zabawy z bronią</text:p>
          </table:table-cell>
          <table:table-cell office:value-type="float" office:value="2002">
            <text:p>2002</text:p>
          </table:table-cell>
          <table:table-cell office:value-type="string">
            <text:p>tt03107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cretary</text:p>
          </table:table-cell>
          <table:table-cell office:value-type="string">
            <text:p>Sekretarka</text:p>
          </table:table-cell>
          <table:table-cell office:value-type="float" office:value="2002">
            <text:p>2002</text:p>
          </table:table-cell>
          <table:table-cell office:value-type="string">
            <text:p>tt02748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esident Evil</text:p>
          </table:table-cell>
          <table:table-cell office:value-type="float" office:value="2002">
            <text:p>2002</text:p>
          </table:table-cell>
          <table:table-cell office:value-type="string">
            <text:p>tt01208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ckt</text:p>
          </table:table-cell>
          <table:table-cell office:value-type="string">
            <text:p>Nadzy</text:p>
          </table:table-cell>
          <table:table-cell office:value-type="float" office:value="2002">
            <text:p>2002</text:p>
          </table:table-cell>
          <table:table-cell office:value-type="string">
            <text:p>tt030023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es vailla menneisyyttä</text:p>
          </table:table-cell>
          <table:table-cell office:value-type="string">
            <text:p>Człowiek bez przeszłości</text:p>
          </table:table-cell>
          <table:table-cell office:value-type="float" office:value="2002">
            <text:p>2002</text:p>
          </table:table-cell>
          <table:table-cell office:value-type="string">
            <text:p>tt03115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ianist</text:p>
          </table:table-cell>
          <table:table-cell office:value-type="string">
            <text:p>Pianista</text:p>
          </table:table-cell>
          <table:table-cell office:value-type="float" office:value="2002">
            <text:p>2002</text:p>
          </table:table-cell>
          <table:table-cell office:value-type="string">
            <text:p>tt02534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stérix et Obélix : Mission Cléopâtre</text:p>
          </table:table-cell>
          <table:table-cell office:value-type="string">
            <text:p>Asterix i Obelix: Misja Kleopatra</text:p>
          </table:table-cell>
          <table:table-cell office:value-type="float" office:value="2002">
            <text:p>2002</text:p>
          </table:table-cell>
          <table:table-cell office:value-type="string">
            <text:p>tt025022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Femme Fatale</text:p>
          </table:table-cell>
          <table:table-cell office:value-type="float" office:value="2002">
            <text:p>2002</text:p>
          </table:table-cell>
          <table:table-cell office:value-type="string">
            <text:p>tt0280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nso '45</text:p>
          </table:table-cell>
          <table:table-cell office:value-type="string">
            <text:p>Czarny anioł</text:p>
          </table:table-cell>
          <table:table-cell office:value-type="float" office:value="2002">
            <text:p>2002</text:p>
          </table:table-cell>
          <table:table-cell office:value-type="string">
            <text:p>tt02672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XIII: Patlabor the Movie 3</text:p>
          </table:table-cell>
          <table:table-cell office:value-type="float" office:value="2002">
            <text:p>2002</text:p>
          </table:table-cell>
          <table:table-cell office:value-type="string">
            <text:p>tt03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ulk</text:p>
          </table:table-cell>
          <table:table-cell office:value-type="float" office:value="2003">
            <text:p>2003</text:p>
          </table:table-cell>
          <table:table-cell office:value-type="string">
            <text:p>tt02867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ve Actually</text:p>
          </table:table-cell>
          <table:table-cell office:value-type="string">
            <text:p>To właśnie miłość</text:p>
          </table:table-cell>
          <table:table-cell office:value-type="float" office:value="2003">
            <text:p>2003</text:p>
          </table:table-cell>
          <table:table-cell office:value-type="string">
            <text:p>tt031433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</text:p>
          </table:table-cell>
          <table:table-cell office:value-type="float" office:value="2003">
            <text:p>2003</text:p>
          </table:table-cell>
          <table:table-cell office:value-type="string">
            <text:p>tt02666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ague of Extraordinary Gentlemen</text:p>
          </table:table-cell>
          <table:table-cell office:value-type="string">
            <text:p>Liga niezwykłych dżentelmenów</text:p>
          </table:table-cell>
          <table:table-cell office:value-type="float" office:value="2003">
            <text:p>2003</text:p>
          </table:table-cell>
          <table:table-cell office:value-type="string">
            <text:p>tt0311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st in Translation</text:p>
          </table:table-cell>
          <table:table-cell office:value-type="string">
            <text:p>Między słowami</text:p>
          </table:table-cell>
          <table:table-cell office:value-type="float" office:value="2003">
            <text:p>2003</text:p>
          </table:table-cell>
          <table:table-cell office:value-type="string">
            <text:p>tt03352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minator 3: Rise of the Machines</text:p>
          </table:table-cell>
          <table:table-cell office:value-type="string">
            <text:p>Terminator 3: Bunt maszyn</text:p>
          </table:table-cell>
          <table:table-cell office:value-type="float" office:value="2003">
            <text:p>2003</text:p>
          </table:table-cell>
          <table:table-cell office:value-type="string">
            <text:p>tt01818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mething's Gotta Give</text:p>
          </table:table-cell>
          <table:table-cell office:value-type="string">
            <text:p>Lepiej późno niż później</text:p>
          </table:table-cell>
          <table:table-cell office:value-type="float" office:value="2003">
            <text:p>2003</text:p>
          </table:table-cell>
          <table:table-cell office:value-type="string">
            <text:p>tt033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's Angels: Full Throttle</text:p>
          </table:table-cell>
          <table:table-cell office:value-type="string">
            <text:p>Aniołki Charliego 2: Zawrotna szybkość</text:p>
          </table:table-cell>
          <table:table-cell office:value-type="float" office:value="2003">
            <text:p>2003</text:p>
          </table:table-cell>
          <table:table-cell office:value-type="string">
            <text:p>tt0305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other Bear</text:p>
          </table:table-cell>
          <table:table-cell office:value-type="string">
            <text:p>Mój brat niedźwiedź</text:p>
          </table:table-cell>
          <table:table-cell office:value-type="float" office:value="2003">
            <text:p>2003</text:p>
          </table:table-cell>
          <table:table-cell office:value-type="string">
            <text:p>tt03288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 Fast 2 Furious</text:p>
          </table:table-cell>
          <table:table-cell office:value-type="string">
            <text:p>Za szybcy, za wściekli</text:p>
          </table:table-cell>
          <table:table-cell office:value-type="float" office:value="2003">
            <text:p>2003</text:p>
          </table:table-cell>
          <table:table-cell office:value-type="string">
            <text:p>tt03222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ary Movie 3</text:p>
          </table:table-cell>
          <table:table-cell office:value-type="string">
            <text:p>Straszny film 3</text:p>
          </table:table-cell>
          <table:table-cell office:value-type="float" office:value="2003">
            <text:p>2003</text:p>
          </table:table-cell>
          <table:table-cell office:value-type="string">
            <text:p>tt03060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Elf</text:p>
          </table:table-cell>
          <table:table-cell office:value-type="float" office:value="2003">
            <text:p>2003</text:p>
          </table:table-cell>
          <table:table-cell office:value-type="string">
            <text:p>tt03193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.W.A.T.</text:p>
          </table:table-cell>
          <table:table-cell office:value-type="string">
            <text:p>S.W.A.T. Jednostka Specjalna</text:p>
          </table:table-cell>
          <table:table-cell office:value-type="float" office:value="2003">
            <text:p>2003</text:p>
          </table:table-cell>
          <table:table-cell office:value-type="string">
            <text:p>tt0257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Fałszywa dwunastka</text:p>
          </table:table-cell>
          <table:table-cell office:value-type="float" office:value="2003">
            <text:p>2003</text:p>
          </table:table-cell>
          <table:table-cell office:value-type="string">
            <text:p>tt03492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aunted Mansion</text:p>
          </table:table-cell>
          <table:table-cell office:value-type="string">
            <text:p>Nawiedzony dwór</text:p>
          </table:table-cell>
          <table:table-cell office:value-type="float" office:value="2003">
            <text:p>2003</text:p>
          </table:table-cell>
          <table:table-cell office:value-type="string">
            <text:p>tt03380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aredevil</text:p>
          </table:table-cell>
          <table:table-cell office:value-type="float" office:value="2003">
            <text:p>2003</text:p>
          </table:table-cell>
          <table:table-cell office:value-type="string">
            <text:p>tt02879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ra Croft: Tomb Raider - The Cradle of Life</text:p>
          </table:table-cell>
          <table:table-cell office:value-type="string">
            <text:p>Tomb Raider: Kolebka życia</text:p>
          </table:table-cell>
          <table:table-cell office:value-type="float" office:value="2003">
            <text:p>2003</text:p>
          </table:table-cell>
          <table:table-cell office:value-type="string">
            <text:p>tt03257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eddy vs. Jason</text:p>
          </table:table-cell>
          <table:table-cell office:value-type="string">
            <text:p>Freddy kontra Jason</text:p>
          </table:table-cell>
          <table:table-cell office:value-type="float" office:value="2003">
            <text:p>2003</text:p>
          </table:table-cell>
          <table:table-cell office:value-type="string">
            <text:p>tt03291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2003">
            <text:p>2003</text:p>
          </table:table-cell>
          <table:table-cell office:value-type="string">
            <text:p>tt03242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ust Married</text:p>
          </table:table-cell>
          <table:table-cell office:value-type="string">
            <text:p>Nowożeńcy</text:p>
          </table:table-cell>
          <table:table-cell office:value-type="float" office:value="2003">
            <text:p>2003</text:p>
          </table:table-cell>
          <table:table-cell office:value-type="string">
            <text:p>tt03057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py Kids 3-D: Game Over</text:p>
          </table:table-cell>
          <table:table-cell office:value-type="string">
            <text:p>Mali agenci 3: Trójwymiarowy odjazd</text:p>
          </table:table-cell>
          <table:table-cell office:value-type="float" office:value="2003">
            <text:p>2003</text:p>
          </table:table-cell>
          <table:table-cell office:value-type="string">
            <text:p>tt03384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ything Else</text:p>
          </table:table-cell>
          <table:table-cell office:value-type="string">
            <text:p>Życie i cała reszta</text:p>
          </table:table-cell>
          <table:table-cell office:value-type="float" office:value="2003">
            <text:p>2003</text:p>
          </table:table-cell>
          <table:table-cell office:value-type="string">
            <text:p>tt03137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inal Destination 2</text:p>
          </table:table-cell>
          <table:table-cell office:value-type="string">
            <text:p>Oszukać przeznaczenie 2</text:p>
          </table:table-cell>
          <table:table-cell office:value-type="float" office:value="2003">
            <text:p>2003</text:p>
          </table:table-cell>
          <table:table-cell office:value-type="string">
            <text:p>tt03095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uther</text:p>
          </table:table-cell>
          <table:table-cell office:value-type="string">
            <text:p>Luter</text:p>
          </table:table-cell>
          <table:table-cell office:value-type="float" office:value="2003">
            <text:p>2003</text:p>
          </table:table-cell>
          <table:table-cell office:value-type="string">
            <text:p>tt03098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Johnny English</text:p>
          </table:table-cell>
          <table:table-cell office:value-type="float" office:value="2003">
            <text:p>2003</text:p>
          </table:table-cell>
          <table:table-cell office:value-type="string">
            <text:p>tt02741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reamers</text:p>
          </table:table-cell>
          <table:table-cell office:value-type="string">
            <text:p>Marzyciele</text:p>
          </table:table-cell>
          <table:table-cell office:value-type="float" office:value="2003">
            <text:p>2003</text:p>
          </table:table-cell>
          <table:table-cell office:value-type="string">
            <text:p>tt03099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iracle of Bern</text:p>
          </table:table-cell>
          <table:table-cell office:value-type="string">
            <text:p>Cud w Bernie</text:p>
          </table:table-cell>
          <table:table-cell office:value-type="float" office:value="2003">
            <text:p>2003</text:p>
          </table:table-cell>
          <table:table-cell office:value-type="string">
            <text:p>tt0326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Good Bye Lenin!</text:p>
          </table:table-cell>
          <table:table-cell office:value-type="float" office:value="2003">
            <text:p>2003</text:p>
          </table:table-cell>
          <table:table-cell office:value-type="string">
            <text:p>tt0301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s fliegende Klassenzimmer</text:p>
          </table:table-cell>
          <table:table-cell office:value-type="string">
            <text:p>Latająca klasa</text:p>
          </table:table-cell>
          <table:table-cell office:value-type="float" office:value="2003">
            <text:p>2003</text:p>
          </table:table-cell>
          <table:table-cell office:value-type="string">
            <text:p>tt0311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</text:p>
          </table:table-cell>
          <table:table-cell office:value-type="string">
            <text:p>Die Wilden Kerle - Wszystko jest dobrze, dopóki jesteś dziki!</text:p>
          </table:table-cell>
          <table:table-cell office:value-type="float" office:value="2003">
            <text:p>2003</text:p>
          </table:table-cell>
          <table:table-cell office:value-type="string">
            <text:p>tt03769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tomie 2</text:p>
          </table:table-cell>
          <table:table-cell office:value-type="string">
            <text:p>Anatomia 2</text:p>
          </table:table-cell>
          <table:table-cell office:value-type="float" office:value="2003">
            <text:p>2003</text:p>
          </table:table-cell>
          <table:table-cell office:value-type="string">
            <text:p>tt03123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axi 3</text:p>
          </table:table-cell>
          <table:table-cell office:value-type="float" office:value="2003">
            <text:p>2003</text:p>
          </table:table-cell>
          <table:table-cell office:value-type="string">
            <text:p>tt02957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es Triplettes de Belleville</text:p>
          </table:table-cell>
          <table:table-cell office:value-type="string">
            <text:p>Trio z Belleville</text:p>
          </table:table-cell>
          <table:table-cell office:value-type="float" office:value="2003">
            <text:p>2003</text:p>
          </table:table-cell>
          <table:table-cell office:value-type="string">
            <text:p>tt028624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wimming Pool</text:p>
          </table:table-cell>
          <table:table-cell office:value-type="string">
            <text:p>Basen</text:p>
          </table:table-cell>
          <table:table-cell office:value-type="float" office:value="2003">
            <text:p>2003</text:p>
          </table:table-cell>
          <table:table-cell office:value-type="string">
            <text:p>tt03241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athalie</text:p>
          </table:table-cell>
          <table:table-cell office:value-type="float" office:value="2003">
            <text:p>2003</text:p>
          </table:table-cell>
          <table:table-cell office:value-type="string">
            <text:p>tt03488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llo!</text:p>
          </table:table-cell>
          <table:table-cell office:value-type="string">
            <text:p>Zrób to dobrze!</text:p>
          </table:table-cell>
          <table:table-cell office:value-type="float" office:value="2003">
            <text:p>2003</text:p>
          </table:table-cell>
          <table:table-cell office:value-type="string">
            <text:p>tt03729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Oldboy</text:p>
          </table:table-cell>
          <table:table-cell office:value-type="float" office:value="2003">
            <text:p>2003</text:p>
          </table:table-cell>
          <table:table-cell office:value-type="string">
            <text:p>tt03645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ttle Royale II: Requiem</text:p>
          </table:table-cell>
          <table:table-cell office:value-type="float" office:value="2003">
            <text:p>2003</text:p>
          </table:table-cell>
          <table:table-cell office:value-type="string">
            <text:p>tt033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kyo Godfathers</text:p>
          </table:table-cell>
          <table:table-cell office:value-type="string">
            <text:p>Rodzice chrzestni z Tokio</text:p>
          </table:table-cell>
          <table:table-cell office:value-type="float" office:value="2003">
            <text:p>2003</text:p>
          </table:table-cell>
          <table:table-cell office:value-type="string">
            <text:p>tt03884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Glamorous Life of Sachiko Hanai</text:p>
          </table:table-cell>
          <table:table-cell office:value-type="string">
            <text:p>Wspaniałe życie Sachiko Hanai</text:p>
          </table:table-cell>
          <table:table-cell office:value-type="float" office:value="2003">
            <text:p>2003</text:p>
          </table:table-cell>
          <table:table-cell office:value-type="string">
            <text:p>tt0458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rek 2</text:p>
          </table:table-cell>
          <table:table-cell office:value-type="float" office:value="2004">
            <text:p>2004</text:p>
          </table:table-cell>
          <table:table-cell office:value-type="string">
            <text:p>tt02981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Prisoner of Azkaban</text:p>
          </table:table-cell>
          <table:table-cell office:value-type="string">
            <text:p>Harry Potter i więzień Azkabanu</text:p>
          </table:table-cell>
          <table:table-cell office:value-type="float" office:value="2004">
            <text:p>2004</text:p>
          </table:table-cell>
          <table:table-cell office:value-type="string">
            <text:p>tt0304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pider-Man 2</text:p>
          </table:table-cell>
          <table:table-cell office:value-type="float" office:value="2004">
            <text:p>2004</text:p>
          </table:table-cell>
          <table:table-cell office:value-type="string">
            <text:p>tt03166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Incredibles</text:p>
          </table:table-cell>
          <table:table-cell office:value-type="string">
            <text:p>Iniemamocni</text:p>
          </table:table-cell>
          <table:table-cell office:value-type="float" office:value="2004">
            <text:p>2004</text:p>
          </table:table-cell>
          <table:table-cell office:value-type="string">
            <text:p>tt0317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y After Tomorrow</text:p>
          </table:table-cell>
          <table:table-cell office:value-type="string">
            <text:p>Pojutrze</text:p>
          </table:table-cell>
          <table:table-cell office:value-type="float" office:value="2004">
            <text:p>2004</text:p>
          </table:table-cell>
          <table:table-cell office:value-type="string">
            <text:p>tt03192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oy</text:p>
          </table:table-cell>
          <table:table-cell office:value-type="string">
            <text:p>Troja</text:p>
          </table:table-cell>
          <table:table-cell office:value-type="float" office:value="2004">
            <text:p>2004</text:p>
          </table:table-cell>
          <table:table-cell office:value-type="string">
            <text:p>tt03324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cean's Twelve</text:p>
          </table:table-cell>
          <table:table-cell office:value-type="string">
            <text:p>Ocean's Twelve: Dogrywka</text:p>
          </table:table-cell>
          <table:table-cell office:value-type="float" office:value="2004">
            <text:p>2004</text:p>
          </table:table-cell>
          <table:table-cell office:value-type="string">
            <text:p>tt03499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, Robot</text:p>
          </table:table-cell>
          <table:table-cell office:value-type="string">
            <text:p>Ja, robot</text:p>
          </table:table-cell>
          <table:table-cell office:value-type="float" office:value="2004">
            <text:p>2004</text:p>
          </table:table-cell>
          <table:table-cell office:value-type="string">
            <text:p>tt034381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tional Treasure</text:p>
          </table:table-cell>
          <table:table-cell office:value-type="string">
            <text:p>Skarb narodów</text:p>
          </table:table-cell>
          <table:table-cell office:value-type="float" office:value="2004">
            <text:p>2004</text:p>
          </table:table-cell>
          <table:table-cell office:value-type="string">
            <text:p>tt03688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Van Helsing</text:p>
          </table:table-cell>
          <table:table-cell office:value-type="float" office:value="2004">
            <text:p>2004</text:p>
          </table:table-cell>
          <table:table-cell office:value-type="string">
            <text:p>tt03385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Village</text:p>
          </table:table-cell>
          <table:table-cell office:value-type="string">
            <text:p>Osada</text:p>
          </table:table-cell>
          <table:table-cell office:value-type="float" office:value="2004">
            <text:p>2004</text:p>
          </table:table-cell>
          <table:table-cell office:value-type="string">
            <text:p>tt03684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wn of the Dead</text:p>
          </table:table-cell>
          <table:table-cell office:value-type="string">
            <text:p>Świt żywych trupów</text:p>
          </table:table-cell>
          <table:table-cell office:value-type="float" office:value="2004">
            <text:p>2004</text:p>
          </table:table-cell>
          <table:table-cell office:value-type="string">
            <text:p>tt03635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rminal</text:p>
          </table:table-cell>
          <table:table-cell office:value-type="string">
            <text:p>Terminal</text:p>
          </table:table-cell>
          <table:table-cell office:value-type="float" office:value="2004">
            <text:p>2004</text:p>
          </table:table-cell>
          <table:table-cell office:value-type="string">
            <text:p>tt0362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 2</text:p>
          </table:table-cell>
          <table:table-cell office:value-type="float" office:value="2004">
            <text:p>2004</text:p>
          </table:table-cell>
          <table:table-cell office:value-type="string">
            <text:p>tt03781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Notebook</text:p>
          </table:table-cell>
          <table:table-cell office:value-type="string">
            <text:p>Pamiętnik</text:p>
          </table:table-cell>
          <table:table-cell office:value-type="float" office:value="2004">
            <text:p>2004</text:p>
          </table:table-cell>
          <table:table-cell office:value-type="string">
            <text:p>tt03322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utterfly Effect</text:p>
          </table:table-cell>
          <table:table-cell office:value-type="string">
            <text:p>Efekt motyla</text:p>
          </table:table-cell>
          <table:table-cell office:value-type="float" office:value="2004">
            <text:p>2004</text:p>
          </table:table-cell>
          <table:table-cell office:value-type="string">
            <text:p>tt02898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chorman The Legend of Ron Burgundy</text:p>
          </table:table-cell>
          <table:table-cell office:value-type="string">
            <text:p>Legenda telewizji</text:p>
          </table:table-cell>
          <table:table-cell office:value-type="float" office:value="2004">
            <text:p>2004</text:p>
          </table:table-cell>
          <table:table-cell office:value-type="string">
            <text:p>tt03574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Eternal Sunshine of the Spotless Mind</text:p>
          </table:table-cell>
          <table:table-cell office:value-type="string">
            <text:p>Zakochany bez pamięci</text:p>
          </table:table-cell>
          <table:table-cell office:value-type="float" office:value="2004">
            <text:p>2004</text:p>
          </table:table-cell>
          <table:table-cell office:value-type="string">
            <text:p>tt03380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ssion of the Christ</text:p>
          </table:table-cell>
          <table:table-cell office:value-type="string">
            <text:p>Pasja</text:p>
          </table:table-cell>
          <table:table-cell office:value-type="float" office:value="2004">
            <text:p>2004</text:p>
          </table:table-cell>
          <table:table-cell office:value-type="string">
            <text:p>tt0335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et the Fockers</text:p>
          </table:table-cell>
          <table:table-cell office:value-type="string">
            <text:p>Poznaj moich rodziców</text:p>
          </table:table-cell>
          <table:table-cell office:value-type="float" office:value="2004">
            <text:p>2004</text:p>
          </table:table-cell>
          <table:table-cell office:value-type="string">
            <text:p>tt02900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rk Tale</text:p>
          </table:table-cell>
          <table:table-cell office:value-type="string">
            <text:p>Rybki z ferajny</text:p>
          </table:table-cell>
          <table:table-cell office:value-type="float" office:value="2004">
            <text:p>2004</text:p>
          </table:table-cell>
          <table:table-cell office:value-type="string">
            <text:p>tt0307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olar Express</text:p>
          </table:table-cell>
          <table:table-cell office:value-type="string">
            <text:p>Ekspres polarny</text:p>
          </table:table-cell>
          <table:table-cell office:value-type="float" office:value="2004">
            <text:p>2004</text:p>
          </table:table-cell>
          <table:table-cell office:value-type="string">
            <text:p>tt0338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idget Jones: The Edge of Reason</text:p>
          </table:table-cell>
          <table:table-cell office:value-type="string">
            <text:p>Bridget Jones: W pogoni za rozumem</text:p>
          </table:table-cell>
          <table:table-cell office:value-type="float" office:value="2004">
            <text:p>2004</text:p>
          </table:table-cell>
          <table:table-cell office:value-type="string">
            <text:p>tt03171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hrenheit 9/11</text:p>
          </table:table-cell>
          <table:table-cell office:value-type="string">
            <text:p>Fahrenheit 9.11</text:p>
          </table:table-cell>
          <table:table-cell office:value-type="float" office:value="2004">
            <text:p>2004</text:p>
          </table:table-cell>
          <table:table-cell office:value-type="string">
            <text:p>tt03615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</text:p>
          </table:table-cell>
          <table:table-cell office:value-type="string">
            <text:p>Piła</text:p>
          </table:table-cell>
          <table:table-cell office:value-type="float" office:value="2004">
            <text:p>2004</text:p>
          </table:table-cell>
          <table:table-cell office:value-type="string">
            <text:p>tt0387564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ellboy</text:p>
          </table:table-cell>
          <table:table-cell office:value-type="float" office:value="2004">
            <text:p>2004</text:p>
          </table:table-cell>
          <table:table-cell office:value-type="string">
            <text:p>tt01671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rash</text:p>
          </table:table-cell>
          <table:table-cell office:value-type="string">
            <text:p>Miasto gniewu</text:p>
          </table:table-cell>
          <table:table-cell office:value-type="float" office:value="2004">
            <text:p>2004</text:p>
          </table:table-cell>
          <table:table-cell office:value-type="string">
            <text:p>tt03756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Kandydat</text:p>
          </table:table-cell>
          <table:table-cell office:value-type="float" office:value="2004">
            <text:p>2004</text:p>
          </table:table-cell>
          <table:table-cell office:value-type="string">
            <text:p>tt03680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condas: The Hunt for the Blood Orchid</text:p>
          </table:table-cell>
          <table:table-cell office:value-type="string">
            <text:p>Anakondy: Polowanie na Krwawą Orchideę</text:p>
          </table:table-cell>
          <table:table-cell office:value-type="float" office:value="2004">
            <text:p>2004</text:p>
          </table:table-cell>
          <table:table-cell office:value-type="string">
            <text:p>tt03661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un of the Dead</text:p>
          </table:table-cell>
          <table:table-cell office:value-type="string">
            <text:p>Wysyp żywych trupów</text:p>
          </table:table-cell>
          <table:table-cell office:value-type="float" office:value="2004">
            <text:p>2004</text:p>
          </table:table-cell>
          <table:table-cell office:value-type="string">
            <text:p>tt03657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ew York Taxi</text:p>
          </table:table-cell>
          <table:table-cell office:value-type="float" office:value="2004">
            <text:p>2004</text:p>
          </table:table-cell>
          <table:table-cell office:value-type="string">
            <text:p>tt03167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tel Rwanda</text:p>
          </table:table-cell>
          <table:table-cell office:value-type="string">
            <text:p>Hotel Ruanda</text:p>
          </table:table-cell>
          <table:table-cell office:value-type="float" office:value="2004">
            <text:p>2004</text:p>
          </table:table-cell>
          <table:table-cell office:value-type="string">
            <text:p>tt03951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racle</text:p>
          </table:table-cell>
          <table:table-cell office:value-type="string">
            <text:p>Cud w Lake Placid</text:p>
          </table:table-cell>
          <table:table-cell office:value-type="float" office:value="2004">
            <text:p>2004</text:p>
          </table:table-cell>
          <table:table-cell office:value-type="string">
            <text:p>tt03498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ooby-Doo 2: Monsters Unleashed</text:p>
          </table:table-cell>
          <table:table-cell office:value-type="string">
            <text:p>Scooby-Doo 2: Potwory na gigancie</text:p>
          </table:table-cell>
          <table:table-cell office:value-type="float" office:value="2004">
            <text:p>2004</text:p>
          </table:table-cell>
          <table:table-cell office:value-type="string">
            <text:p>tt03316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Arthur</text:p>
          </table:table-cell>
          <table:table-cell office:value-type="string">
            <text:p>Król Artur</text:p>
          </table:table-cell>
          <table:table-cell office:value-type="float" office:value="2004">
            <text:p>2004</text:p>
          </table:table-cell>
          <table:table-cell office:value-type="string">
            <text:p>tt03496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esident Evil: Apocalypse</text:p>
          </table:table-cell>
          <table:table-cell office:value-type="string">
            <text:p>Resident Evil 2: Apokalipsa</text:p>
          </table:table-cell>
          <table:table-cell office:value-type="float" office:value="2004">
            <text:p>2004</text:p>
          </table:table-cell>
          <table:table-cell office:value-type="string">
            <text:p>tt03186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7 Zwerge - Männer allein im Wald</text:p>
          </table:table-cell>
          <table:table-cell office:value-type="string">
            <text:p>7 krasnoludków - historia prawdziwa</text:p>
          </table:table-cell>
          <table:table-cell office:value-type="float" office:value="2004">
            <text:p>2004</text:p>
          </table:table-cell>
          <table:table-cell office:value-type="string">
            <text:p>tt0382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wnfall</text:p>
          </table:table-cell>
          <table:table-cell office:value-type="string">
            <text:p>Upadek</text:p>
          </table:table-cell>
          <table:table-cell office:value-type="float" office:value="2004">
            <text:p>2004</text:p>
          </table:table-cell>
          <table:table-cell office:value-type="string">
            <text:p>tt03631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r Wixxer</text:p>
          </table:table-cell>
          <table:table-cell office:value-type="string">
            <text:p>Wixxer</text:p>
          </table:table-cell>
          <table:table-cell office:value-type="float" office:value="2004">
            <text:p>2004</text:p>
          </table:table-cell>
          <table:table-cell office:value-type="string">
            <text:p>tt03130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Un long dimanche de fiançailles</text:p>
          </table:table-cell>
          <table:table-cell office:value-type="string">
            <text:p>Bardzo długie zaręczyny</text:p>
          </table:table-cell>
          <table:table-cell office:value-type="float" office:value="2004">
            <text:p>2004</text:p>
          </table:table-cell>
          <table:table-cell office:value-type="string">
            <text:p>tt03445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use of Flying Daggers</text:p>
          </table:table-cell>
          <table:table-cell office:value-type="string">
            <text:p>Dom latających sztyletów</text:p>
          </table:table-cell>
          <table:table-cell office:value-type="float" office:value="2004">
            <text:p>2004</text:p>
          </table:table-cell>
          <table:table-cell office:value-type="string">
            <text:p>tt0385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host in the Shell 2: Innocence</text:p>
          </table:table-cell>
          <table:table-cell office:value-type="string">
            <text:p>Ghost in the Shell 2: Niewinność</text:p>
          </table:table-cell>
          <table:table-cell office:value-type="float" office:value="2004">
            <text:p>2004</text:p>
          </table:table-cell>
          <table:table-cell office:value-type="string">
            <text:p>tt03472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wl's Moving Castle</text:p>
          </table:table-cell>
          <table:table-cell office:value-type="string">
            <text:p>Ruchomy zamek Hauru</text:p>
          </table:table-cell>
          <table:table-cell office:value-type="float" office:value="2004">
            <text:p>2004</text:p>
          </table:table-cell>
          <table:table-cell office:value-type="string">
            <text:p>tt03471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Goblet of Fire</text:p>
          </table:table-cell>
          <table:table-cell office:value-type="string">
            <text:p>Harry Potter i Czara Ognia</text:p>
          </table:table-cell>
          <table:table-cell office:value-type="float" office:value="2005">
            <text:p>2005</text:p>
          </table:table-cell>
          <table:table-cell office:value-type="string">
            <text:p>tt03303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The Lion, the Witch and the Wardrobe</text:p>
          </table:table-cell>
          <table:table-cell office:value-type="string">
            <text:p>Opowieści z Narnii: Lew, czarownica i stara szafa</text:p>
          </table:table-cell>
          <table:table-cell office:value-type="float" office:value="2005">
            <text:p>2005</text:p>
          </table:table-cell>
          <table:table-cell office:value-type="string">
            <text:p>tt03637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r of the Worlds</text:p>
          </table:table-cell>
          <table:table-cell office:value-type="string">
            <text:p>Wojna światów</text:p>
          </table:table-cell>
          <table:table-cell office:value-type="float" office:value="2005">
            <text:p>2005</text:p>
          </table:table-cell>
          <table:table-cell office:value-type="string">
            <text:p>tt04073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Kong </text:p>
          </table:table-cell>
          <table:table-cell office:value-type="string">
            <text:p>King Kong</text:p>
          </table:table-cell>
          <table:table-cell office:value-type="float" office:value="2005">
            <text:p>2005</text:p>
          </table:table-cell>
          <table:table-cell office:value-type="string">
            <text:p>tt036071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adagaskar</text:p>
          </table:table-cell>
          <table:table-cell office:value-type="float" office:value="2005">
            <text:p>2005</text:p>
          </table:table-cell>
          <table:table-cell office:value-type="string">
            <text:p>tt03512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r.&amp; Mrs. Smith</text:p>
          </table:table-cell>
          <table:table-cell office:value-type="string">
            <text:p>Pan i pani Smith</text:p>
          </table:table-cell>
          <table:table-cell office:value-type="float" office:value="2005">
            <text:p>2005</text:p>
          </table:table-cell>
          <table:table-cell office:value-type="string">
            <text:p>tt03569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 and the Chocolate Factory</text:p>
          </table:table-cell>
          <table:table-cell office:value-type="string">
            <text:p>Charlie i fabryka czekolady</text:p>
          </table:table-cell>
          <table:table-cell office:value-type="float" office:value="2005">
            <text:p>2005</text:p>
          </table:table-cell>
          <table:table-cell office:value-type="string">
            <text:p>tt03675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nich</text:p>
          </table:table-cell>
          <table:table-cell office:value-type="string">
            <text:p>Monachium</text:p>
          </table:table-cell>
          <table:table-cell office:value-type="float" office:value="2005">
            <text:p>2005</text:p>
          </table:table-cell>
          <table:table-cell office:value-type="string">
            <text:p>tt04083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ride &amp; Prejudice</text:p>
          </table:table-cell>
          <table:table-cell office:value-type="string">
            <text:p>Duma i uprzedzenie</text:p>
          </table:table-cell>
          <table:table-cell office:value-type="float" office:value="2005">
            <text:p>2005</text:p>
          </table:table-cell>
          <table:table-cell office:value-type="string">
            <text:p>tt04143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rothers Grimm</text:p>
          </table:table-cell>
          <table:table-cell office:value-type="string">
            <text:p>Nieustraszeni bracia Grimm</text:p>
          </table:table-cell>
          <table:table-cell office:value-type="float" office:value="2005">
            <text:p>2005</text:p>
          </table:table-cell>
          <table:table-cell office:value-type="string">
            <text:p>tt0355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itchhiker's Guide to the Galaxy</text:p>
          </table:table-cell>
          <table:table-cell office:value-type="string">
            <text:p>Autostopem przez galaktykę</text:p>
          </table:table-cell>
          <table:table-cell office:value-type="float" office:value="2005">
            <text:p>2005</text:p>
          </table:table-cell>
          <table:table-cell office:value-type="string">
            <text:p>tt03717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itch</text:p>
          </table:table-cell>
          <table:table-cell office:value-type="string">
            <text:p>Hitch: Najlepszy doradca przeciętnego faceta</text:p>
          </table:table-cell>
          <table:table-cell office:value-type="float" office:value="2005">
            <text:p>2005</text:p>
          </table:table-cell>
          <table:table-cell office:value-type="string">
            <text:p>tt03865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ntastic Four</text:p>
          </table:table-cell>
          <table:table-cell office:value-type="string">
            <text:p>Fantastyczna Czwórka</text:p>
          </table:table-cell>
          <table:table-cell office:value-type="float" office:value="2005">
            <text:p>2005</text:p>
          </table:table-cell>
          <table:table-cell office:value-type="string">
            <text:p>tt01206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icken Little</text:p>
          </table:table-cell>
          <table:table-cell office:value-type="string">
            <text:p>Kurczak Mały</text:p>
          </table:table-cell>
          <table:table-cell office:value-type="float" office:value="2005">
            <text:p>2005</text:p>
          </table:table-cell>
          <table:table-cell office:value-type="string">
            <text:p>tt03716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edding Crashers</text:p>
          </table:table-cell>
          <table:table-cell office:value-type="string">
            <text:p>Polowanie na druhny</text:p>
          </table:table-cell>
          <table:table-cell office:value-type="float" office:value="2005">
            <text:p>2005</text:p>
          </table:table-cell>
          <table:table-cell office:value-type="string">
            <text:p>tt03962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obots</text:p>
          </table:table-cell>
          <table:table-cell office:value-type="string">
            <text:p>Roboty</text:p>
          </table:table-cell>
          <table:table-cell office:value-type="float" office:value="2005">
            <text:p>2005</text:p>
          </table:table-cell>
          <table:table-cell office:value-type="string">
            <text:p>tt03580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onstantine</text:p>
          </table:table-cell>
          <table:table-cell office:value-type="float" office:value="2005">
            <text:p>2005</text:p>
          </table:table-cell>
          <table:table-cell office:value-type="string">
            <text:p>tt03604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lightplan</text:p>
          </table:table-cell>
          <table:table-cell office:value-type="string">
            <text:p>Plan lotu</text:p>
          </table:table-cell>
          <table:table-cell office:value-type="float" office:value="2005">
            <text:p>2005</text:p>
          </table:table-cell>
          <table:table-cell office:value-type="string">
            <text:p>tt04087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dom of Heaven</text:p>
          </table:table-cell>
          <table:table-cell office:value-type="string">
            <text:p>Królestwo niebieskie</text:p>
          </table:table-cell>
          <table:table-cell office:value-type="float" office:value="2005">
            <text:p>2005</text:p>
          </table:table-cell>
          <table:table-cell office:value-type="string">
            <text:p>tt03206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un with Dick and Jane</text:p>
          </table:table-cell>
          <table:table-cell office:value-type="string">
            <text:p>Dick i Jane: Niezły ubaw</text:p>
          </table:table-cell>
          <table:table-cell office:value-type="float" office:value="2005">
            <text:p>2005</text:p>
          </table:table-cell>
          <table:table-cell office:value-type="string">
            <text:p>tt03694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cifier</text:p>
          </table:table-cell>
          <table:table-cell office:value-type="string">
            <text:p>Pacyfikator</text:p>
          </table:table-cell>
          <table:table-cell office:value-type="float" office:value="2005">
            <text:p>2005</text:p>
          </table:table-cell>
          <table:table-cell office:value-type="string">
            <text:p>tt03956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llace &amp; Gromit: The Curse of the Were-Rabbit</text:p>
          </table:table-cell>
          <table:table-cell office:value-type="string">
            <text:p>Wallace i Gromit: Klątwa Królika</text:p>
          </table:table-cell>
          <table:table-cell office:value-type="float" office:value="2005">
            <text:p>2005</text:p>
          </table:table-cell>
          <table:table-cell office:value-type="string">
            <text:p>tt0312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II</text:p>
          </table:table-cell>
          <table:table-cell office:value-type="string">
            <text:p>Piła II</text:p>
          </table:table-cell>
          <table:table-cell office:value-type="float" office:value="2005">
            <text:p>2005</text:p>
          </table:table-cell>
          <table:table-cell office:value-type="string">
            <text:p>tt0432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 2</text:p>
          </table:table-cell>
          <table:table-cell office:value-type="string">
            <text:p>Fałszywa dwunastka 2</text:p>
          </table:table-cell>
          <table:table-cell office:value-type="float" office:value="2005">
            <text:p>2005</text:p>
          </table:table-cell>
          <table:table-cell office:value-type="string">
            <text:p>tt04525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Amityville</text:p>
          </table:table-cell>
          <table:table-cell office:value-type="float" office:value="2005">
            <text:p>2005</text:p>
          </table:table-cell>
          <table:table-cell office:value-type="string">
            <text:p>tt03848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arhead</text:p>
          </table:table-cell>
          <table:table-cell office:value-type="string">
            <text:p>Jarhead: Żołnierz piechoty morskiej</text:p>
          </table:table-cell>
          <table:table-cell office:value-type="float" office:value="2005">
            <text:p>2005</text:p>
          </table:table-cell>
          <table:table-cell office:value-type="string">
            <text:p>tt041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Xx: State of the Union</text:p>
          </table:table-cell>
          <table:table-cell office:value-type="string">
            <text:p>xXx 2: Następny poziom</text:p>
          </table:table-cell>
          <table:table-cell office:value-type="float" office:value="2005">
            <text:p>2005</text:p>
          </table:table-cell>
          <table:table-cell office:value-type="string">
            <text:p>tt03297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liver Twist </text:p>
          </table:table-cell>
          <table:table-cell office:value-type="string">
            <text:p>Oliver Twist</text:p>
          </table:table-cell>
          <table:table-cell office:value-type="float" office:value="2005">
            <text:p>2005</text:p>
          </table:table-cell>
          <table:table-cell office:value-type="string">
            <text:p>tt03805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ideland</text:p>
          </table:table-cell>
          <table:table-cell office:value-type="string">
            <text:p>Kraina traw</text:p>
          </table:table-cell>
          <table:table-cell office:value-type="float" office:value="2005">
            <text:p>2005</text:p>
          </table:table-cell>
          <table:table-cell office:value-type="string">
            <text:p>tt04107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 Congeniality 2: Armed and Fabulous</text:p>
          </table:table-cell>
          <table:table-cell office:value-type="string">
            <text:p>Miss Agent 2: Uzbrojona i urocza</text:p>
          </table:table-cell>
          <table:table-cell office:value-type="float" office:value="2005">
            <text:p>2005</text:p>
          </table:table-cell>
          <table:table-cell office:value-type="string">
            <text:p>tt03853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gend of Zorro</text:p>
          </table:table-cell>
          <table:table-cell office:value-type="string">
            <text:p>Legenda Zorro</text:p>
          </table:table-cell>
          <table:table-cell office:value-type="float" office:value="2005">
            <text:p>2005</text:p>
          </table:table-cell>
          <table:table-cell office:value-type="string">
            <text:p>tt03861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tch Point</text:p>
          </table:table-cell>
          <table:table-cell office:value-type="string">
            <text:p>Wszystko gra</text:p>
          </table:table-cell>
          <table:table-cell office:value-type="float" office:value="2005">
            <text:p>2005</text:p>
          </table:table-cell>
          <table:table-cell office:value-type="string">
            <text:p>tt0416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Ring 2</text:p>
          </table:table-cell>
          <table:table-cell office:value-type="float" office:value="2005">
            <text:p>2005</text:p>
          </table:table-cell>
          <table:table-cell office:value-type="string">
            <text:p>tt0377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nd of the Dead</text:p>
          </table:table-cell>
          <table:table-cell office:value-type="string">
            <text:p>Ziemia żywych trupów</text:p>
          </table:table-cell>
          <table:table-cell office:value-type="float" office:value="2005">
            <text:p>2005</text:p>
          </table:table-cell>
          <table:table-cell office:value-type="string">
            <text:p>tt04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lf Creek</text:p>
          </table:table-cell>
          <table:table-cell office:value-type="float" office:value="2005">
            <text:p>2005</text:p>
          </table:table-cell>
          <table:table-cell office:value-type="string">
            <text:p>tt04163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talla en el cielo</text:p>
          </table:table-cell>
          <table:table-cell office:value-type="string">
            <text:p>Bitwa w niebie</text:p>
          </table:table-cell>
          <table:table-cell office:value-type="float" office:value="2005">
            <text:p>2005</text:p>
          </table:table-cell>
          <table:table-cell office:value-type="string">
            <text:p>tt03870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eiße Massai</text:p>
          </table:table-cell>
          <table:table-cell office:value-type="string">
            <text:p>Biała Masajka</text:p>
          </table:table-cell>
          <table:table-cell office:value-type="float" office:value="2005">
            <text:p>2005</text:p>
          </table:table-cell>
          <table:table-cell office:value-type="string">
            <text:p>tt04368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phie Scholl - Die letzten Tage</text:p>
          </table:table-cell>
          <table:table-cell office:value-type="string">
            <text:p>Sophie Scholl</text:p>
          </table:table-cell>
          <table:table-cell office:value-type="float" office:value="2005">
            <text:p>2005</text:p>
          </table:table-cell>
          <table:table-cell office:value-type="string">
            <text:p>tt04265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 2: Alles ist gut, solange du wild bist!</text:p>
          </table:table-cell>
          <table:table-cell office:value-type="string">
            <text:p>Dzika banda 2</text:p>
          </table:table-cell>
          <table:table-cell office:value-type="float" office:value="2005">
            <text:p>2005</text:p>
          </table:table-cell>
          <table:table-cell office:value-type="string">
            <text:p>tt04183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4/7 The Passion of Life</text:p>
          </table:table-cell>
          <table:table-cell office:value-type="string">
            <text:p>24/7: Pasja życia</text:p>
          </table:table-cell>
          <table:table-cell office:value-type="float" office:value="2005">
            <text:p>2005</text:p>
          </table:table-cell>
          <table:table-cell office:value-type="string">
            <text:p>tt04502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m-Yum-Goong / The Protector / Warrior King</text:p>
          </table:table-cell>
          <table:table-cell office:value-type="string">
            <text:p>Obrońca</text:p>
          </table:table-cell>
          <table:table-cell office:value-type="float" office:value="2005">
            <text:p>2005</text:p>
          </table:table-cell>
          <table:table-cell office:value-type="string">
            <text:p>tt04279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irates of the Caribbean: Dead Man's Chest</text:p>
          </table:table-cell>
          <table:table-cell office:value-type="string">
            <text:p>Piraci z Karaibów: Skrzynia umarlaka</text:p>
          </table:table-cell>
          <table:table-cell office:value-type="float" office:value="2006">
            <text:p>2006</text:p>
          </table:table-cell>
          <table:table-cell office:value-type="string">
            <text:p>tt03835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 Vinci Code</text:p>
          </table:table-cell>
          <table:table-cell office:value-type="string">
            <text:p>Kod da Vinci</text:p>
          </table:table-cell>
          <table:table-cell office:value-type="float" office:value="2006">
            <text:p>2006</text:p>
          </table:table-cell>
          <table:table-cell office:value-type="string">
            <text:p>tt03826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ce Age 2: The Meltdown</text:p>
          </table:table-cell>
          <table:table-cell office:value-type="string">
            <text:p>Epoka lodowcowa 2: Odwilż</text:p>
          </table:table-cell>
          <table:table-cell office:value-type="float" office:value="2006">
            <text:p>2006</text:p>
          </table:table-cell>
          <table:table-cell office:value-type="string">
            <text:p>tt04380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sino Royale </text:p>
          </table:table-cell>
          <table:table-cell office:value-type="string">
            <text:p>Casino Royale</text:p>
          </table:table-cell>
          <table:table-cell office:value-type="float" office:value="2006">
            <text:p>2006</text:p>
          </table:table-cell>
          <table:table-cell office:value-type="string">
            <text:p>tt0381061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rs</text:p>
          </table:table-cell>
          <table:table-cell office:value-type="string">
            <text:p>Cars – Auta</text:p>
          </table:table-cell>
          <table:table-cell office:value-type="float" office:value="2006">
            <text:p>2006</text:p>
          </table:table-cell>
          <table:table-cell office:value-type="string">
            <text:p>tt03172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-Men: The Last Stand</text:p>
          </table:table-cell>
          <table:table-cell office:value-type="string">
            <text:p>X-Men: Ostatni bastion</text:p>
          </table:table-cell>
          <table:table-cell office:value-type="float" office:value="2006">
            <text:p>2006</text:p>
          </table:table-cell>
          <table:table-cell office:value-type="string">
            <text:p>tt03769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float" office:value="300">
            <text:p>300</text:p>
          </table:table-cell>
          <table:table-cell office:value-type="float" office:value="2006">
            <text:p>2006</text:p>
          </table:table-cell>
          <table:table-cell office:value-type="string">
            <text:p>tt04164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ion: Impossible III </text:p>
          </table:table-cell>
          <table:table-cell office:value-type="string">
            <text:p>Mission Impossible III</text:p>
          </table:table-cell>
          <table:table-cell office:value-type="float" office:value="2006">
            <text:p>2006</text:p>
          </table:table-cell>
          <table:table-cell office:value-type="string">
            <text:p>tt03179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rat! Cultural Learnings of America for Make Benefit Glorious Nation of Kazakhstan</text:p>
          </table:table-cell>
          <table:table-cell office:value-type="string">
            <text:p>Borat: Podpatrzone w Ameryce, aby Kazachstan rósł w siłę, a ludzie żyli dostatniej</text:p>
          </table:table-cell>
          <table:table-cell office:value-type="float" office:value="2006">
            <text:p>2006</text:p>
          </table:table-cell>
          <table:table-cell office:value-type="string">
            <text:p>tt0443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rld Trade Center</text:p>
          </table:table-cell>
          <table:table-cell office:value-type="float" office:value="2006">
            <text:p>2006</text:p>
          </table:table-cell>
          <table:table-cell office:value-type="string">
            <text:p>tt04696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ocky Balboa</text:p>
          </table:table-cell>
          <table:table-cell office:value-type="float" office:value="2006">
            <text:p>2006</text:p>
          </table:table-cell>
          <table:table-cell office:value-type="string">
            <text:p>tt04791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estige</text:p>
          </table:table-cell>
          <table:table-cell office:value-type="string">
            <text:p>Prestiż</text:p>
          </table:table-cell>
          <table:table-cell office:value-type="float" office:value="2006">
            <text:p>2006</text:p>
          </table:table-cell>
          <table:table-cell office:value-type="string">
            <text:p>tt0482571</text:p>
          </table:table-cell>
          <table:table-cell table:number-columns-repeated="24"/>
        </table:table-row>
        <table:table-row table:style-name="ro1">
          <table:table-cell office:value-type="string">
            <text:p>Lady in the Water</text:p>
          </table:table-cell>
          <table:table-cell office:value-type="string">
            <text:p>Kobieta w błękitnej wodzie</text:p>
          </table:table-cell>
          <table:table-cell office:value-type="float" office:value="2006">
            <text:p>2006</text:p>
          </table:table-cell>
          <table:table-cell office:value-type="string">
            <text:p>tt0452637</text:p>
          </table:table-cell>
          <table:table-cell table:number-columns-repeated="24"/>
        </table:table-row>
        <table:table-row table:style-name="ro1">
          <table:table-cell office:value-type="string">
            <text:p>Children of Men</text:p>
          </table:table-cell>
          <table:table-cell office:value-type="string">
            <text:p>Ludzkie dzieci</text:p>
          </table:table-cell>
          <table:table-cell office:value-type="float" office:value="2006">
            <text:p>2006</text:p>
          </table:table-cell>
          <table:table-cell office:value-type="string">
            <text:p>tt0206634</text:p>
          </table:table-cell>
          <table:table-cell table:number-columns-repeated="24"/>
        </table:table-row>
        <table:table-row table:style-name="ro1">
          <table:table-cell office:value-type="string">
            <text:p>An Inconvenient Truth</text:p>
          </table:table-cell>
          <table:table-cell office:value-type="string">
            <text:p>Niewygodna prawda</text:p>
          </table:table-cell>
          <table:table-cell office:value-type="float" office:value="2006">
            <text:p>2006</text:p>
          </table:table-cell>
          <table:table-cell office:value-type="string">
            <text:p>tt0497116</text:p>
          </table:table-cell>
          <table:table-cell table:number-columns-repeated="24"/>
        </table:table-row>
        <table:table-row table:style-name="ro1">
          <table:table-cell office:value-type="string">
            <text:p>Idiocracy</text:p>
          </table:table-cell>
          <table:table-cell office:value-type="string">
            <text:p>Idiokracja</text:p>
          </table:table-cell>
          <table:table-cell office:value-type="float" office:value="2006">
            <text:p>2006</text:p>
          </table:table-cell>
          <table:table-cell office:value-type="string">
            <text:p>tt0387808</text:p>
          </table:table-cell>
          <table:table-cell table:number-columns-repeated="24"/>
        </table:table-row>
        <table:table-row table:style-name="ro1">
          <table:table-cell office:value-type="string">
            <text:p>Night at the Museum</text:p>
          </table:table-cell>
          <table:table-cell office:value-type="string">
            <text:p>Noc w muzeum</text:p>
          </table:table-cell>
          <table:table-cell office:value-type="float" office:value="2006">
            <text:p>2006</text:p>
          </table:table-cell>
          <table:table-cell office:value-type="string">
            <text:p>tt0477347</text:p>
          </table:table-cell>
          <table:table-cell table:number-columns-repeated="24"/>
        </table:table-row>
        <table:table-row table:style-name="ro1">
          <table:table-cell office:value-type="string">
            <text:p>Happy Feet</text:p>
          </table:table-cell>
          <table:table-cell office:value-type="string">
            <text:p>Tupot małych stóp</text:p>
          </table:table-cell>
          <table:table-cell office:value-type="float" office:value="2006">
            <text:p>2006</text:p>
          </table:table-cell>
          <table:table-cell office:value-type="string">
            <text:p>tt0366548</text:p>
          </table:table-cell>
          <table:table-cell table:number-columns-repeated="24"/>
        </table:table-row>
        <table:table-row table:style-name="ro1">
          <table:table-cell office:value-type="string">
            <text:p>Over the Hedge</text:p>
          </table:table-cell>
          <table:table-cell office:value-type="string">
            <text:p>Skok przez płot</text:p>
          </table:table-cell>
          <table:table-cell office:value-type="float" office:value="2006">
            <text:p>2006</text:p>
          </table:table-cell>
          <table:table-cell office:value-type="string">
            <text:p>tt0327084</text:p>
          </table:table-cell>
          <table:table-cell table:number-columns-repeated="24"/>
        </table:table-row>
        <table:table-row table:style-name="ro1">
          <table:table-cell office:value-type="string">
            <text:p>The Devil Wears Prada</text:p>
          </table:table-cell>
          <table:table-cell office:value-type="string">
            <text:p>Diabeł ubiera się u Prady</text:p>
          </table:table-cell>
          <table:table-cell office:value-type="float" office:value="2006">
            <text:p>2006</text:p>
          </table:table-cell>
          <table:table-cell office:value-type="string">
            <text:p>tt0458352</text:p>
          </table:table-cell>
          <table:table-cell table:number-columns-repeated="24"/>
        </table:table-row>
        <table:table-row table:style-name="ro1">
          <table:table-cell office:value-type="string">
            <text:p>The Pursuit of Happyness</text:p>
          </table:table-cell>
          <table:table-cell office:value-type="string">
            <text:p>W pogoni za szczęściem</text:p>
          </table:table-cell>
          <table:table-cell office:value-type="float" office:value="2006">
            <text:p>2006</text:p>
          </table:table-cell>
          <table:table-cell office:value-type="string">
            <text:p>tt04549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Eragon</text:p>
          </table:table-cell>
          <table:table-cell office:value-type="float" office:value="2006">
            <text:p>2006</text:p>
          </table:table-cell>
          <table:table-cell office:value-type="string">
            <text:p>tt0449010</text:p>
          </table:table-cell>
          <table:table-cell table:number-columns-repeated="24"/>
        </table:table-row>
        <table:table-row table:style-name="ro1" table:number-rows-repeated="11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1">11.11.2024</text:date>, <text:time>01:5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1H15M33S</meta:editing-duration>
    <meta:editing-cycles>372</meta:editing-cycles>
    <meta:generator>OpenOffice/4.1.15$Win32 OpenOffice.org_project/4115m2$Build-9813</meta:generator>
    <dc:date>2024-11-11T01:56:57.65</dc:date>
    <dc:creator>Paweł Dimitriu</dc:creator>
    <meta:document-statistic meta:table-count="3" meta:cell-count="1412" meta:object-count="0"/>
    <meta:user-defined meta:name="Info 1"/>
    <meta:user-defined meta:name="Info 2"/>
    <meta:user-defined meta:name="Info 3"/>
    <meta:user-defined meta:name="Info 4"/>
  </office:meta>
</office:document-meta>
</file>